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9.61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6.07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4.97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5.26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8.78mm"/>
    </style:style>
    <style:style style:name="co14" style:family="table-column">
      <style:table-column-properties fo:break-before="auto" style:column-width="14.52mm"/>
    </style:style>
    <style:style style:name="co15" style:family="table-column">
      <style:table-column-properties fo:break-before="auto" style:column-width="27.85mm"/>
    </style:style>
    <style:style style:name="co16" style:family="table-column">
      <style:table-column-properties fo:break-before="auto" style:column-width="9.88mm"/>
    </style:style>
    <style:style style:name="co17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st_pop" table:style-name="ta1">
        <table:shapes>
          <draw:frame draw:z-index="0" draw:style-name="gr1" draw:text-style-name="P1" svg:width="160.07mm" svg:height="90.05mm" svg:x="311.93mm" svg:y="20.98mm">
            <loext:p draw:notify-on-update-of-ranges="best_pop.A3:best_pop.A102 best_pop.B3:best_pop.B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(if</text:p>
          </table:table-cell>
          <table:table-cell office:value-type="string" calcext:value-type="string">
            <text:p>found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bjective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al_var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n_var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r_violation</text:p>
          </table:table-cell>
          <table:table-cell/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crowding_distance</text:p>
          </table:table-cell>
        </table:table-row>
        <table:table-row table:style-name="ro1">
          <table:table-cell office:value-type="float" office:value="0.9836359" calcext:value-type="float">
            <text:p>0.9836359</text:p>
          </table:table-cell>
          <table:table-cell office:value-type="float" office:value="0.002244485" calcext:value-type="float">
            <text:p>0.002244485</text:p>
          </table:table-cell>
          <table:table-cell office:value-type="float" office:value="-0.4707547" calcext:value-type="float">
            <text:p>-0.4707547</text:p>
          </table:table-cell>
          <table:table-cell office:value-type="float" office:value="-0.4330915" calcext:value-type="float">
            <text:p>-0.4330915</text:p>
          </table:table-cell>
          <table:table-cell office:value-type="float" office:value="-0.4540468" calcext:value-type="float">
            <text:p>-0.4540468</text:p>
          </table:table-cell>
          <table:table-cell office:value-type="float" office:value="-0.484317" calcext:value-type="float">
            <text:p>-0.484317</text:p>
          </table:table-cell>
          <table:table-cell office:value-type="float" office:value="-0.4555822" calcext:value-type="float">
            <text:p>-0.45558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1"/>
        </table:table-row>
        <table:table-row table:style-name="ro1">
          <table:table-cell office:value-type="float" office:value="0.001950057" calcext:value-type="float">
            <text:p>0.001950057</text:p>
          </table:table-cell>
          <table:table-cell office:value-type="float" office:value="0.9838944" calcext:value-type="float">
            <text:p>0.9838944</text:p>
          </table:table-cell>
          <table:table-cell office:value-type="float" office:value="0.4409601" calcext:value-type="float">
            <text:p>0.4409601</text:p>
          </table:table-cell>
          <table:table-cell office:value-type="float" office:value="0.478866" calcext:value-type="float">
            <text:p>0.478866</text:p>
          </table:table-cell>
          <table:table-cell office:value-type="float" office:value="0.4505949" calcext:value-type="float">
            <text:p>0.4505949</text:p>
          </table:table-cell>
          <table:table-cell office:value-type="float" office:value="0.4711392" calcext:value-type="float">
            <text:p>0.4711392</text:p>
          </table:table-cell>
          <table:table-cell office:value-type="float" office:value="0.4652999" calcext:value-type="float">
            <text:p>0.4652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1"/>
        </table:table-row>
        <table:table-row table:style-name="ro1">
          <table:table-cell office:value-type="float" office:value="0.640181" calcext:value-type="float">
            <text:p>0.640181</text:p>
          </table:table-cell>
          <table:table-cell office:value-type="float" office:value="0.631502" calcext:value-type="float">
            <text:p>0.631502</text:p>
          </table:table-cell>
          <table:table-cell office:value-type="float" office:value="-0.05386346" calcext:value-type="float">
            <text:p>-0.05386346</text:p>
          </table:table-cell>
          <table:table-cell office:value-type="float" office:value="0.07214377" calcext:value-type="float">
            <text:p>0.07214377</text:p>
          </table:table-cell>
          <table:table-cell office:value-type="float" office:value="-0.01708206" calcext:value-type="float">
            <text:p>-0.01708206</text:p>
          </table:table-cell>
          <table:table-cell office:value-type="float" office:value="0.02218233" calcext:value-type="float">
            <text:p>0.02218233</text:p>
          </table:table-cell>
          <table:table-cell office:value-type="float" office:value="-0.03670417" calcext:value-type="float">
            <text:p>-0.036704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390608" calcext:value-type="float">
            <text:p>0.03390608</text:p>
          </table:table-cell>
          <table:table-cell table:number-columns-repeated="21"/>
        </table:table-row>
        <table:table-row table:style-name="ro1">
          <table:table-cell office:value-type="float" office:value="0.6181363" calcext:value-type="float">
            <text:p>0.6181363</text:p>
          </table:table-cell>
          <table:table-cell office:value-type="float" office:value="0.6522222" calcext:value-type="float">
            <text:p>0.6522222</text:p>
          </table:table-cell>
          <table:table-cell office:value-type="float" office:value="-0.05386346" calcext:value-type="float">
            <text:p>-0.05386346</text:p>
          </table:table-cell>
          <table:table-cell office:value-type="float" office:value="0.06858207" calcext:value-type="float">
            <text:p>0.06858207</text:p>
          </table:table-cell>
          <table:table-cell office:value-type="float" office:value="-0.01708206" calcext:value-type="float">
            <text:p>-0.01708206</text:p>
          </table:table-cell>
          <table:table-cell office:value-type="float" office:value="0.02218233" calcext:value-type="float">
            <text:p>0.02218233</text:p>
          </table:table-cell>
          <table:table-cell office:value-type="float" office:value="0.03244927" calcext:value-type="float">
            <text:p>0.032449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327512" calcext:value-type="float">
            <text:p>0.03327512</text:p>
          </table:table-cell>
          <table:table-cell table:number-columns-repeated="21"/>
        </table:table-row>
        <table:table-row table:style-name="ro1">
          <table:table-cell office:value-type="float" office:value="0.01467338" calcext:value-type="float">
            <text:p>0.01467338</text:p>
          </table:table-cell>
          <table:table-cell office:value-type="float" office:value="0.9767102" calcext:value-type="float">
            <text:p>0.9767102</text:p>
          </table:table-cell>
          <table:table-cell office:value-type="float" office:value="0.4053566" calcext:value-type="float">
            <text:p>0.4053566</text:p>
          </table:table-cell>
          <table:table-cell office:value-type="float" office:value="0.3373687" calcext:value-type="float">
            <text:p>0.3373687</text:p>
          </table:table-cell>
          <table:table-cell office:value-type="float" office:value="0.4279349" calcext:value-type="float">
            <text:p>0.4279349</text:p>
          </table:table-cell>
          <table:table-cell office:value-type="float" office:value="0.4711392" calcext:value-type="float">
            <text:p>0.4711392</text:p>
          </table:table-cell>
          <table:table-cell office:value-type="float" office:value="0.4516963" calcext:value-type="float">
            <text:p>0.4516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080322" calcext:value-type="float">
            <text:p>0.03080322</text:p>
          </table:table-cell>
          <table:table-cell table:number-columns-repeated="21"/>
        </table:table-row>
        <table:table-row table:style-name="ro1">
          <table:table-cell office:value-type="float" office:value="0.1256026" calcext:value-type="float">
            <text:p>0.1256026</text:p>
          </table:table-cell>
          <table:table-cell office:value-type="float" office:value="0.9318445" calcext:value-type="float">
            <text:p>0.9318445</text:p>
          </table:table-cell>
          <table:table-cell office:value-type="float" office:value="0.2663963" calcext:value-type="float">
            <text:p>0.2663963</text:p>
          </table:table-cell>
          <table:table-cell office:value-type="float" office:value="0.2821263" calcext:value-type="float">
            <text:p>0.2821263</text:p>
          </table:table-cell>
          <table:table-cell office:value-type="float" office:value="0.3018608" calcext:value-type="float">
            <text:p>0.3018608</text:p>
          </table:table-cell>
          <table:table-cell office:value-type="float" office:value="0.2528776" calcext:value-type="float">
            <text:p>0.2528776</text:p>
          </table:table-cell>
          <table:table-cell office:value-type="float" office:value="0.3232066" calcext:value-type="float">
            <text:p>0.3232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83589" calcext:value-type="float">
            <text:p>0.02883589</text:p>
          </table:table-cell>
          <table:table-cell table:number-columns-repeated="21"/>
        </table:table-row>
        <table:table-row table:style-name="ro1">
          <table:table-cell office:value-type="float" office:value="0.04738609" calcext:value-type="float">
            <text:p>0.04738609</text:p>
          </table:table-cell>
          <table:table-cell office:value-type="float" office:value="0.9688528" calcext:value-type="float">
            <text:p>0.9688528</text:p>
          </table:table-cell>
          <table:table-cell office:value-type="float" office:value="0.412312" calcext:value-type="float">
            <text:p>0.412312</text:p>
          </table:table-cell>
          <table:table-cell office:value-type="float" office:value="0.3373687" calcext:value-type="float">
            <text:p>0.3373687</text:p>
          </table:table-cell>
          <table:table-cell office:value-type="float" office:value="0.453101" calcext:value-type="float">
            <text:p>0.453101</text:p>
          </table:table-cell>
          <table:table-cell office:value-type="float" office:value="0.2595429" calcext:value-type="float">
            <text:p>0.2595429</text:p>
          </table:table-cell>
          <table:table-cell office:value-type="float" office:value="0.4497851" calcext:value-type="float">
            <text:p>0.44978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762455" calcext:value-type="float">
            <text:p>0.02762455</text:p>
          </table:table-cell>
          <table:table-cell table:number-columns-repeated="21"/>
        </table:table-row>
        <table:table-row table:style-name="ro1">
          <table:table-cell office:value-type="float" office:value="0.767875" calcext:value-type="float">
            <text:p>0.767875</text:p>
          </table:table-cell>
          <table:table-cell office:value-type="float" office:value="0.4789528" calcext:value-type="float">
            <text:p>0.4789528</text:p>
          </table:table-cell>
          <table:table-cell office:value-type="float" office:value="-0.06803337" calcext:value-type="float">
            <text:p>-0.06803337</text:p>
          </table:table-cell>
          <table:table-cell office:value-type="float" office:value="-0.03946965" calcext:value-type="float">
            <text:p>-0.03946965</text:p>
          </table:table-cell>
          <table:table-cell office:value-type="float" office:value="-0.03137939" calcext:value-type="float">
            <text:p>-0.03137939</text:p>
          </table:table-cell>
          <table:table-cell office:value-type="float" office:value="-0.1551105" calcext:value-type="float">
            <text:p>-0.1551105</text:p>
          </table:table-cell>
          <table:table-cell office:value-type="float" office:value="-0.1580085" calcext:value-type="float">
            <text:p>-0.15800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31111" calcext:value-type="float">
            <text:p>0.02631111</text:p>
          </table:table-cell>
          <table:table-cell table:number-columns-repeated="21"/>
        </table:table-row>
        <table:table-row table:style-name="ro1">
          <table:table-cell office:value-type="float" office:value="0.7538404" calcext:value-type="float">
            <text:p>0.7538404</text:p>
          </table:table-cell>
          <table:table-cell office:value-type="float" office:value="0.4930634" calcext:value-type="float">
            <text:p>0.4930634</text:p>
          </table:table-cell>
          <table:table-cell office:value-type="float" office:value="-0.1496079" calcext:value-type="float">
            <text:p>-0.1496079</text:p>
          </table:table-cell>
          <table:table-cell office:value-type="float" office:value="-0.03856652" calcext:value-type="float">
            <text:p>-0.03856652</text:p>
          </table:table-cell>
          <table:table-cell office:value-type="float" office:value="-0.04380221" calcext:value-type="float">
            <text:p>-0.04380221</text:p>
          </table:table-cell>
          <table:table-cell office:value-type="float" office:value="-0.08872715" calcext:value-type="float">
            <text:p>-0.08872715</text:p>
          </table:table-cell>
          <table:table-cell office:value-type="float" office:value="-0.08313328" calcext:value-type="float">
            <text:p>-0.083133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95425" calcext:value-type="float">
            <text:p>0.02595425</text:p>
          </table:table-cell>
          <table:table-cell table:number-columns-repeated="21"/>
        </table:table-row>
        <table:table-row table:style-name="ro1">
          <table:table-cell office:value-type="float" office:value="0.7134786" calcext:value-type="float">
            <text:p>0.7134786</text:p>
          </table:table-cell>
          <table:table-cell office:value-type="float" office:value="0.5424379" calcext:value-type="float">
            <text:p>0.5424379</text:p>
          </table:table-cell>
          <table:table-cell office:value-type="float" office:value="-0.06888423" calcext:value-type="float">
            <text:p>-0.06888423</text:p>
          </table:table-cell>
          <table:table-cell office:value-type="float" office:value="-0.04098939" calcext:value-type="float">
            <text:p>-0.04098939</text:p>
          </table:table-cell>
          <table:table-cell office:value-type="float" office:value="-0.03325445" calcext:value-type="float">
            <text:p>-0.03325445</text:p>
          </table:table-cell>
          <table:table-cell office:value-type="float" office:value="-0.08510627" calcext:value-type="float">
            <text:p>-0.08510627</text:p>
          </table:table-cell>
          <table:table-cell office:value-type="float" office:value="-0.03344127" calcext:value-type="float">
            <text:p>-0.03344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86924" calcext:value-type="float">
            <text:p>0.02586924</text:p>
          </table:table-cell>
          <table:table-cell table:number-columns-repeated="21"/>
        </table:table-row>
        <table:table-row table:style-name="ro1">
          <table:table-cell office:value-type="float" office:value="0.1704772" calcext:value-type="float">
            <text:p>0.1704772</text:p>
          </table:table-cell>
          <table:table-cell office:value-type="float" office:value="0.9172373" calcext:value-type="float">
            <text:p>0.9172373</text:p>
          </table:table-cell>
          <table:table-cell office:value-type="float" office:value="0.2060243" calcext:value-type="float">
            <text:p>0.2060243</text:p>
          </table:table-cell>
          <table:table-cell office:value-type="float" office:value="0.2998413" calcext:value-type="float">
            <text:p>0.2998413</text:p>
          </table:table-cell>
          <table:table-cell office:value-type="float" office:value="0.2660293" calcext:value-type="float">
            <text:p>0.2660293</text:p>
          </table:table-cell>
          <table:table-cell office:value-type="float" office:value="0.2208856" calcext:value-type="float">
            <text:p>0.2208856</text:p>
          </table:table-cell>
          <table:table-cell office:value-type="float" office:value="0.2956826" calcext:value-type="float">
            <text:p>0.29568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94484" calcext:value-type="float">
            <text:p>0.02494484</text:p>
          </table:table-cell>
          <table:table-cell table:number-columns-repeated="21"/>
        </table:table-row>
        <table:table-row table:style-name="ro1">
          <table:table-cell office:value-type="float" office:value="0.688447" calcext:value-type="float">
            <text:p>0.688447</text:p>
          </table:table-cell>
          <table:table-cell office:value-type="float" office:value="0.5769501" calcext:value-type="float">
            <text:p>0.5769501</text:p>
          </table:table-cell>
          <table:table-cell office:value-type="float" office:value="0.01451615" calcext:value-type="float">
            <text:p>0.01451615</text:p>
          </table:table-cell>
          <table:table-cell office:value-type="float" office:value="-0.02382275" calcext:value-type="float">
            <text:p>-0.02382275</text:p>
          </table:table-cell>
          <table:table-cell office:value-type="float" office:value="-0.08010113" calcext:value-type="float">
            <text:p>-0.08010113</text:p>
          </table:table-cell>
          <table:table-cell office:value-type="float" office:value="-0.004053363" calcext:value-type="float">
            <text:p>-0.004053363</text:p>
          </table:table-cell>
          <table:table-cell office:value-type="float" office:value="-0.07755384" calcext:value-type="float">
            <text:p>-0.077553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31512" calcext:value-type="float">
            <text:p>0.02431512</text:p>
          </table:table-cell>
          <table:table-cell table:number-columns-repeated="21"/>
        </table:table-row>
        <table:table-row table:style-name="ro1">
          <table:table-cell office:value-type="float" office:value="0.3145691" calcext:value-type="float">
            <text:p>0.3145691</text:p>
          </table:table-cell>
          <table:table-cell office:value-type="float" office:value="0.8577497" calcext:value-type="float">
            <text:p>0.8577497</text:p>
          </table:table-cell>
          <table:table-cell office:value-type="float" office:value="0.1995189" calcext:value-type="float">
            <text:p>0.1995189</text:p>
          </table:table-cell>
          <table:table-cell office:value-type="float" office:value="0.1295306" calcext:value-type="float">
            <text:p>0.1295306</text:p>
          </table:table-cell>
          <table:table-cell office:value-type="float" office:value="0.1688549" calcext:value-type="float">
            <text:p>0.1688549</text:p>
          </table:table-cell>
          <table:table-cell office:value-type="float" office:value="0.1348392" calcext:value-type="float">
            <text:p>0.1348392</text:p>
          </table:table-cell>
          <table:table-cell office:value-type="float" office:value="0.2462878" calcext:value-type="float">
            <text:p>0.24628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11713" calcext:value-type="float">
            <text:p>0.02411713</text:p>
          </table:table-cell>
          <table:table-cell table:number-columns-repeated="21"/>
        </table:table-row>
        <table:table-row table:style-name="ro1">
          <table:table-cell office:value-type="float" office:value="0.4695937" calcext:value-type="float">
            <text:p>0.4695937</text:p>
          </table:table-cell>
          <table:table-cell office:value-type="float" office:value="0.7705266" calcext:value-type="float">
            <text:p>0.7705266</text:p>
          </table:table-cell>
          <table:table-cell office:value-type="float" office:value="0.1314259" calcext:value-type="float">
            <text:p>0.1314259</text:p>
          </table:table-cell>
          <table:table-cell office:value-type="float" office:value="0.01002142" calcext:value-type="float">
            <text:p>0.01002142</text:p>
          </table:table-cell>
          <table:table-cell office:value-type="float" office:value="0.1134351" calcext:value-type="float">
            <text:p>0.1134351</text:p>
          </table:table-cell>
          <table:table-cell office:value-type="float" office:value="0.1045406" calcext:value-type="float">
            <text:p>0.1045406</text:p>
          </table:table-cell>
          <table:table-cell office:value-type="float" office:value="0.1089529" calcext:value-type="float">
            <text:p>0.1089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07664" calcext:value-type="float">
            <text:p>0.02407664</text:p>
          </table:table-cell>
          <table:table-cell table:number-columns-repeated="21"/>
        </table:table-row>
        <table:table-row table:style-name="ro1">
          <table:table-cell office:value-type="float" office:value="0.286783" calcext:value-type="float">
            <text:p>0.286783</text:p>
          </table:table-cell>
          <table:table-cell office:value-type="float" office:value="0.8713456" calcext:value-type="float">
            <text:p>0.8713456</text:p>
          </table:table-cell>
          <table:table-cell office:value-type="float" office:value="0.2204203" calcext:value-type="float">
            <text:p>0.2204203</text:p>
          </table:table-cell>
          <table:table-cell office:value-type="float" office:value="0.2479803" calcext:value-type="float">
            <text:p>0.2479803</text:p>
          </table:table-cell>
          <table:table-cell office:value-type="float" office:value="0.1368161" calcext:value-type="float">
            <text:p>0.1368161</text:p>
          </table:table-cell>
          <table:table-cell office:value-type="float" office:value="0.1343699" calcext:value-type="float">
            <text:p>0.1343699</text:p>
          </table:table-cell>
          <table:table-cell office:value-type="float" office:value="0.2178172" calcext:value-type="float">
            <text:p>0.2178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51753" calcext:value-type="float">
            <text:p>0.02351753</text:p>
          </table:table-cell>
          <table:table-cell table:number-columns-repeated="21"/>
        </table:table-row>
        <table:table-row table:style-name="ro1">
          <table:table-cell office:value-type="float" office:value="0.6486116" calcext:value-type="float">
            <text:p>0.6486116</text:p>
          </table:table-cell>
          <table:table-cell office:value-type="float" office:value="0.6161286" calcext:value-type="float">
            <text:p>0.6161286</text:p>
          </table:table-cell>
          <table:table-cell office:value-type="float" office:value="0.01737787" calcext:value-type="float">
            <text:p>0.01737787</text:p>
          </table:table-cell>
          <table:table-cell office:value-type="float" office:value="-0.02382275" calcext:value-type="float">
            <text:p>-0.02382275</text:p>
          </table:table-cell>
          <table:table-cell office:value-type="float" office:value="-0.01703225" calcext:value-type="float">
            <text:p>-0.01703225</text:p>
          </table:table-cell>
          <table:table-cell office:value-type="float" office:value="-0.004053363" calcext:value-type="float">
            <text:p>-0.004053363</text:p>
          </table:table-cell>
          <table:table-cell office:value-type="float" office:value="-0.02189518" calcext:value-type="float">
            <text:p>-0.021895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38124" calcext:value-type="float">
            <text:p>0.02338124</text:p>
          </table:table-cell>
          <table:table-cell table:number-columns-repeated="21"/>
        </table:table-row>
        <table:table-row table:style-name="ro1">
          <table:table-cell office:value-type="float" office:value="0.6083408" calcext:value-type="float">
            <text:p>0.6083408</text:p>
          </table:table-cell>
          <table:table-cell office:value-type="float" office:value="0.6649921" calcext:value-type="float">
            <text:p>0.6649921</text:p>
          </table:table-cell>
          <table:table-cell office:value-type="float" office:value="-0.05386346" calcext:value-type="float">
            <text:p>-0.05386346</text:p>
          </table:table-cell>
          <table:table-cell office:value-type="float" office:value="0.1036535" calcext:value-type="float">
            <text:p>0.1036535</text:p>
          </table:table-cell>
          <table:table-cell office:value-type="float" office:value="-0.01708206" calcext:value-type="float">
            <text:p>-0.01708206</text:p>
          </table:table-cell>
          <table:table-cell office:value-type="float" office:value="0.02218233" calcext:value-type="float">
            <text:p>0.02218233</text:p>
          </table:table-cell>
          <table:table-cell office:value-type="float" office:value="0.03244927" calcext:value-type="float">
            <text:p>0.032449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94424" calcext:value-type="float">
            <text:p>0.02294424</text:p>
          </table:table-cell>
          <table:table-cell table:number-columns-repeated="21"/>
        </table:table-row>
        <table:table-row table:style-name="ro1">
          <table:table-cell office:value-type="float" office:value="0.8531254" calcext:value-type="float">
            <text:p>0.8531254</text:p>
          </table:table-cell>
          <table:table-cell office:value-type="float" office:value="0.3230281" calcext:value-type="float">
            <text:p>0.3230281</text:p>
          </table:table-cell>
          <table:table-cell office:value-type="float" office:value="-0.1157049" calcext:value-type="float">
            <text:p>-0.1157049</text:p>
          </table:table-cell>
          <table:table-cell office:value-type="float" office:value="-0.1749571" calcext:value-type="float">
            <text:p>-0.1749571</text:p>
          </table:table-cell>
          <table:table-cell office:value-type="float" office:value="-0.2408555" calcext:value-type="float">
            <text:p>-0.2408555</text:p>
          </table:table-cell>
          <table:table-cell office:value-type="float" office:value="-0.1551105" calcext:value-type="float">
            <text:p>-0.1551105</text:p>
          </table:table-cell>
          <table:table-cell office:value-type="float" office:value="-0.1675782" calcext:value-type="float">
            <text:p>-0.16757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84932" calcext:value-type="float">
            <text:p>0.02284932</text:p>
          </table:table-cell>
          <table:table-cell table:number-columns-repeated="21"/>
        </table:table-row>
        <table:table-row table:style-name="ro1">
          <table:table-cell office:value-type="float" office:value="0.5680325" calcext:value-type="float">
            <text:p>0.5680325</text:p>
          </table:table-cell>
          <table:table-cell office:value-type="float" office:value="0.6958526" calcext:value-type="float">
            <text:p>0.6958526</text:p>
          </table:table-cell>
          <table:table-cell office:value-type="float" office:value="0.02823102" calcext:value-type="float">
            <text:p>0.02823102</text:p>
          </table:table-cell>
          <table:table-cell office:value-type="float" office:value="0.08022895" calcext:value-type="float">
            <text:p>0.08022895</text:p>
          </table:table-cell>
          <table:table-cell office:value-type="float" office:value="-0.02469324" calcext:value-type="float">
            <text:p>-0.02469324</text:p>
          </table:table-cell>
          <table:table-cell office:value-type="float" office:value="0.037898" calcext:value-type="float">
            <text:p>0.037898</text:p>
          </table:table-cell>
          <table:table-cell office:value-type="float" office:value="0.07445955" calcext:value-type="float">
            <text:p>0.074459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37844" calcext:value-type="float">
            <text:p>0.02137844</text:p>
          </table:table-cell>
          <table:table-cell table:number-columns-repeated="21"/>
        </table:table-row>
        <table:table-row table:style-name="ro1">
          <table:table-cell office:value-type="float" office:value="0.06147425" calcext:value-type="float">
            <text:p>0.06147425</text:p>
          </table:table-cell>
          <table:table-cell office:value-type="float" office:value="0.954875" calcext:value-type="float">
            <text:p>0.954875</text:p>
          </table:table-cell>
          <table:table-cell office:value-type="float" office:value="0.3231211" calcext:value-type="float">
            <text:p>0.3231211</text:p>
          </table:table-cell>
          <table:table-cell office:value-type="float" office:value="0.3486754" calcext:value-type="float">
            <text:p>0.3486754</text:p>
          </table:table-cell>
          <table:table-cell office:value-type="float" office:value="0.3909649" calcext:value-type="float">
            <text:p>0.3909649</text:p>
          </table:table-cell>
          <table:table-cell office:value-type="float" office:value="0.2923444" calcext:value-type="float">
            <text:p>0.2923444</text:p>
          </table:table-cell>
          <table:table-cell office:value-type="float" office:value="0.3414408" calcext:value-type="float">
            <text:p>0.34144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35461" calcext:value-type="float">
            <text:p>0.02135461</text:p>
          </table:table-cell>
          <table:table-cell table:number-columns-repeated="21"/>
        </table:table-row>
        <table:table-row table:style-name="ro1">
          <table:table-cell office:value-type="float" office:value="0.9620789" calcext:value-type="float">
            <text:p>0.9620789</text:p>
          </table:table-cell>
          <table:table-cell office:value-type="float" office:value="0.04281651" calcext:value-type="float">
            <text:p>0.04281651</text:p>
          </table:table-cell>
          <table:table-cell office:value-type="float" office:value="-0.3496592" calcext:value-type="float">
            <text:p>-0.3496592</text:p>
          </table:table-cell>
          <table:table-cell office:value-type="float" office:value="-0.3343223" calcext:value-type="float">
            <text:p>-0.3343223</text:p>
          </table:table-cell>
          <table:table-cell office:value-type="float" office:value="-0.4261834" calcext:value-type="float">
            <text:p>-0.4261834</text:p>
          </table:table-cell>
          <table:table-cell office:value-type="float" office:value="-0.323918" calcext:value-type="float">
            <text:p>-0.323918</text:p>
          </table:table-cell>
          <table:table-cell office:value-type="float" office:value="-0.370697" calcext:value-type="float">
            <text:p>-0.370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33471" calcext:value-type="float">
            <text:p>0.02133471</text:p>
          </table:table-cell>
          <table:table-cell table:number-columns-repeated="21"/>
        </table:table-row>
        <table:table-row table:style-name="ro1">
          <table:table-cell office:value-type="float" office:value="0.700593" calcext:value-type="float">
            <text:p>0.700593</text:p>
          </table:table-cell>
          <table:table-cell office:value-type="float" office:value="0.5629212" calcext:value-type="float">
            <text:p>0.5629212</text:p>
          </table:table-cell>
          <table:table-cell office:value-type="float" office:value="0.009092207" calcext:value-type="float">
            <text:p>0.009092207</text:p>
          </table:table-cell>
          <table:table-cell office:value-type="float" office:value="-0.04569499" calcext:value-type="float">
            <text:p>-0.04569499</text:p>
          </table:table-cell>
          <table:table-cell office:value-type="float" office:value="-0.08847787" calcext:value-type="float">
            <text:p>-0.08847787</text:p>
          </table:table-cell>
          <table:table-cell office:value-type="float" office:value="-0.004053363" calcext:value-type="float">
            <text:p>-0.004053363</text:p>
          </table:table-cell>
          <table:table-cell office:value-type="float" office:value="-0.08234751" calcext:value-type="float">
            <text:p>-0.082347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31174" calcext:value-type="float">
            <text:p>0.02131174</text:p>
          </table:table-cell>
          <table:table-cell table:number-columns-repeated="21"/>
        </table:table-row>
        <table:table-row table:style-name="ro1">
          <table:table-cell office:value-type="float" office:value="0.6605092" calcext:value-type="float">
            <text:p>0.6605092</text:p>
          </table:table-cell>
          <table:table-cell office:value-type="float" office:value="0.6059252" calcext:value-type="float">
            <text:p>0.6059252</text:p>
          </table:table-cell>
          <table:table-cell office:value-type="float" office:value="-0.05146648" calcext:value-type="float">
            <text:p>-0.05146648</text:p>
          </table:table-cell>
          <table:table-cell office:value-type="float" office:value="-0.0275615" calcext:value-type="float">
            <text:p>-0.0275615</text:p>
          </table:table-cell>
          <table:table-cell office:value-type="float" office:value="-0.02469324" calcext:value-type="float">
            <text:p>-0.02469324</text:p>
          </table:table-cell>
          <table:table-cell office:value-type="float" office:value="0.037898" calcext:value-type="float">
            <text:p>0.037898</text:p>
          </table:table-cell>
          <table:table-cell office:value-type="float" office:value="-0.0175229" calcext:value-type="float">
            <text:p>-0.0175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17129" calcext:value-type="float">
            <text:p>0.02117129</text:p>
          </table:table-cell>
          <table:table-cell table:number-columns-repeated="21"/>
        </table:table-row>
        <table:table-row table:style-name="ro1">
          <table:table-cell office:value-type="float" office:value="0.9483066" calcext:value-type="float">
            <text:p>0.9483066</text:p>
          </table:table-cell>
          <table:table-cell office:value-type="float" office:value="0.08590572" calcext:value-type="float">
            <text:p>0.08590572</text:p>
          </table:table-cell>
          <table:table-cell office:value-type="float" office:value="-0.3619975" calcext:value-type="float">
            <text:p>-0.3619975</text:p>
          </table:table-cell>
          <table:table-cell office:value-type="float" office:value="-0.303247" calcext:value-type="float">
            <text:p>-0.303247</text:p>
          </table:table-cell>
          <table:table-cell office:value-type="float" office:value="-0.268965" calcext:value-type="float">
            <text:p>-0.268965</text:p>
          </table:table-cell>
          <table:table-cell office:value-type="float" office:value="-0.2846248" calcext:value-type="float">
            <text:p>-0.2846248</text:p>
          </table:table-cell>
          <table:table-cell office:value-type="float" office:value="-0.3869997" calcext:value-type="float">
            <text:p>-0.38699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13921" calcext:value-type="float">
            <text:p>0.02113921</text:p>
          </table:table-cell>
          <table:table-cell table:number-columns-repeated="21"/>
        </table:table-row>
        <table:table-row table:style-name="ro1">
          <table:table-cell office:value-type="float" office:value="0.4787001" calcext:value-type="float">
            <text:p>0.4787001</text:p>
          </table:table-cell>
          <table:table-cell office:value-type="float" office:value="0.7628381" calcext:value-type="float">
            <text:p>0.7628381</text:p>
          </table:table-cell>
          <table:table-cell office:value-type="float" office:value="0.1301208" calcext:value-type="float">
            <text:p>0.1301208</text:p>
          </table:table-cell>
          <table:table-cell office:value-type="float" office:value="0.03132258" calcext:value-type="float">
            <text:p>0.03132258</text:p>
          </table:table-cell>
          <table:table-cell office:value-type="float" office:value="0.111279" calcext:value-type="float">
            <text:p>0.111279</text:p>
          </table:table-cell>
          <table:table-cell office:value-type="float" office:value="0.1048579" calcext:value-type="float">
            <text:p>0.1048579</text:p>
          </table:table-cell>
          <table:table-cell office:value-type="float" office:value="0.06269172" calcext:value-type="float">
            <text:p>0.06269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07745" calcext:value-type="float">
            <text:p>0.02107745</text:p>
          </table:table-cell>
          <table:table-cell table:number-columns-repeated="21"/>
        </table:table-row>
        <table:table-row table:style-name="ro1">
          <table:table-cell office:value-type="float" office:value="0.2991729" calcext:value-type="float">
            <text:p>0.2991729</text:p>
          </table:table-cell>
          <table:table-cell office:value-type="float" office:value="0.8639741" calcext:value-type="float">
            <text:p>0.8639741</text:p>
          </table:table-cell>
          <table:table-cell office:value-type="float" office:value="0.1866193" calcext:value-type="float">
            <text:p>0.1866193</text:p>
          </table:table-cell>
          <table:table-cell office:value-type="float" office:value="0.1610717" calcext:value-type="float">
            <text:p>0.1610717</text:p>
          </table:table-cell>
          <table:table-cell office:value-type="float" office:value="0.1681047" calcext:value-type="float">
            <text:p>0.1681047</text:p>
          </table:table-cell>
          <table:table-cell office:value-type="float" office:value="0.1459938" calcext:value-type="float">
            <text:p>0.1459938</text:p>
          </table:table-cell>
          <table:table-cell office:value-type="float" office:value="0.2546718" calcext:value-type="float">
            <text:p>0.25467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07732" calcext:value-type="float">
            <text:p>0.02107732</text:p>
          </table:table-cell>
          <table:table-cell table:number-columns-repeated="21"/>
        </table:table-row>
        <table:table-row table:style-name="ro1">
          <table:table-cell office:value-type="float" office:value="0.930116" calcext:value-type="float">
            <text:p>0.930116</text:p>
          </table:table-cell>
          <table:table-cell office:value-type="float" office:value="0.128085" calcext:value-type="float">
            <text:p>0.128085</text:p>
          </table:table-cell>
          <table:table-cell office:value-type="float" office:value="-0.2869487" calcext:value-type="float">
            <text:p>-0.2869487</text:p>
          </table:table-cell>
          <table:table-cell office:value-type="float" office:value="-0.2571152" calcext:value-type="float">
            <text:p>-0.2571152</text:p>
          </table:table-cell>
          <table:table-cell office:value-type="float" office:value="-0.2952045" calcext:value-type="float">
            <text:p>-0.2952045</text:p>
          </table:table-cell>
          <table:table-cell office:value-type="float" office:value="-0.2820097" calcext:value-type="float">
            <text:p>-0.2820097</text:p>
          </table:table-cell>
          <table:table-cell office:value-type="float" office:value="-0.2896002" calcext:value-type="float">
            <text:p>-0.2896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6706" calcext:value-type="float">
            <text:p>0.0206706</text:p>
          </table:table-cell>
          <table:table-cell table:number-columns-repeated="21"/>
        </table:table-row>
        <table:table-row table:style-name="ro1">
          <table:table-cell office:value-type="float" office:value="0.9735089" calcext:value-type="float">
            <text:p>0.9735089</text:p>
          </table:table-cell>
          <table:table-cell office:value-type="float" office:value="0.01015458" calcext:value-type="float">
            <text:p>0.01015458</text:p>
          </table:table-cell>
          <table:table-cell office:value-type="float" office:value="-0.397445" calcext:value-type="float">
            <text:p>-0.397445</text:p>
          </table:table-cell>
          <table:table-cell office:value-type="float" office:value="-0.3828962" calcext:value-type="float">
            <text:p>-0.3828962</text:p>
          </table:table-cell>
          <table:table-cell office:value-type="float" office:value="-0.4273771" calcext:value-type="float">
            <text:p>-0.4273771</text:p>
          </table:table-cell>
          <table:table-cell office:value-type="float" office:value="-0.4168383" calcext:value-type="float">
            <text:p>-0.4168383</text:p>
          </table:table-cell>
          <table:table-cell office:value-type="float" office:value="-0.3994988" calcext:value-type="float">
            <text:p>-0.39949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36513" calcext:value-type="float">
            <text:p>0.02036513</text:p>
          </table:table-cell>
          <table:table-cell table:number-columns-repeated="21"/>
        </table:table-row>
        <table:table-row table:style-name="ro1">
          <table:table-cell office:value-type="float" office:value="0.5095995" calcext:value-type="float">
            <text:p>0.5095995</text:p>
          </table:table-cell>
          <table:table-cell office:value-type="float" office:value="0.7388489" calcext:value-type="float">
            <text:p>0.7388489</text:p>
          </table:table-cell>
          <table:table-cell office:value-type="float" office:value="0.06667923" calcext:value-type="float">
            <text:p>0.06667923</text:p>
          </table:table-cell>
          <table:table-cell office:value-type="float" office:value="0.03232588" calcext:value-type="float">
            <text:p>0.03232588</text:p>
          </table:table-cell>
          <table:table-cell office:value-type="float" office:value="0.09228334" calcext:value-type="float">
            <text:p>0.09228334</text:p>
          </table:table-cell>
          <table:table-cell office:value-type="float" office:value="0.09826941" calcext:value-type="float">
            <text:p>0.09826941</text:p>
          </table:table-cell>
          <table:table-cell office:value-type="float" office:value="0.06269172" calcext:value-type="float">
            <text:p>0.06269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17363" calcext:value-type="float">
            <text:p>0.02017363</text:p>
          </table:table-cell>
          <table:table-cell table:number-columns-repeated="21"/>
        </table:table-row>
        <table:table-row table:style-name="ro1">
          <table:table-cell office:value-type="float" office:value="0.9003117" calcext:value-type="float">
            <text:p>0.9003117</text:p>
          </table:table-cell>
          <table:table-cell office:value-type="float" office:value="0.2208934" calcext:value-type="float">
            <text:p>0.2208934</text:p>
          </table:table-cell>
          <table:table-cell office:value-type="float" office:value="-0.2986594" calcext:value-type="float">
            <text:p>-0.2986594</text:p>
          </table:table-cell>
          <table:table-cell office:value-type="float" office:value="-0.2478211" calcext:value-type="float">
            <text:p>-0.2478211</text:p>
          </table:table-cell>
          <table:table-cell office:value-type="float" office:value="-0.2174763" calcext:value-type="float">
            <text:p>-0.2174763</text:p>
          </table:table-cell>
          <table:table-cell office:value-type="float" office:value="-0.2450034" calcext:value-type="float">
            <text:p>-0.2450034</text:p>
          </table:table-cell>
          <table:table-cell office:value-type="float" office:value="-0.1404345" calcext:value-type="float">
            <text:p>-0.14043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01466" calcext:value-type="float">
            <text:p>0.02001466</text:p>
          </table:table-cell>
          <table:table-cell table:number-columns-repeated="21"/>
        </table:table-row>
        <table:table-row table:style-name="ro1">
          <table:table-cell office:value-type="float" office:value="0.8079028" calcext:value-type="float">
            <text:p>0.8079028</text:p>
          </table:table-cell>
          <table:table-cell office:value-type="float" office:value="0.4092167" calcext:value-type="float">
            <text:p>0.4092167</text:p>
          </table:table-cell>
          <table:table-cell office:value-type="float" office:value="-0.06930029" calcext:value-type="float">
            <text:p>-0.06930029</text:p>
          </table:table-cell>
          <table:table-cell office:value-type="float" office:value="-0.1889338" calcext:value-type="float">
            <text:p>-0.1889338</text:p>
          </table:table-cell>
          <table:table-cell office:value-type="float" office:value="-0.1177473" calcext:value-type="float">
            <text:p>-0.1177473</text:p>
          </table:table-cell>
          <table:table-cell office:value-type="float" office:value="-0.09517161" calcext:value-type="float">
            <text:p>-0.09517161</text:p>
          </table:table-cell>
          <table:table-cell office:value-type="float" office:value="-0.1568732" calcext:value-type="float">
            <text:p>-0.15687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90834" calcext:value-type="float">
            <text:p>0.01990834</text:p>
          </table:table-cell>
          <table:table-cell table:number-columns-repeated="21"/>
        </table:table-row>
        <table:table-row table:style-name="ro1">
          <table:table-cell office:value-type="float" office:value="0.8180946" calcext:value-type="float">
            <text:p>0.8180946</text:p>
          </table:table-cell>
          <table:table-cell office:value-type="float" office:value="0.3846892" calcext:value-type="float">
            <text:p>0.3846892</text:p>
          </table:table-cell>
          <table:table-cell office:value-type="float" office:value="-0.1154054" calcext:value-type="float">
            <text:p>-0.1154054</text:p>
          </table:table-cell>
          <table:table-cell office:value-type="float" office:value="-0.1441715" calcext:value-type="float">
            <text:p>-0.1441715</text:p>
          </table:table-cell>
          <table:table-cell office:value-type="float" office:value="-0.1081621" calcext:value-type="float">
            <text:p>-0.1081621</text:p>
          </table:table-cell>
          <table:table-cell office:value-type="float" office:value="-0.1554141" calcext:value-type="float">
            <text:p>-0.1554141</text:p>
          </table:table-cell>
          <table:table-cell office:value-type="float" office:value="-0.1580878" calcext:value-type="float">
            <text:p>-0.15808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83646" calcext:value-type="float">
            <text:p>0.01983646</text:p>
          </table:table-cell>
          <table:table-cell table:number-columns-repeated="21"/>
        </table:table-row>
        <table:table-row table:style-name="ro1">
          <table:table-cell office:value-type="float" office:value="0.9359307" calcext:value-type="float">
            <text:p>0.9359307</text:p>
          </table:table-cell>
          <table:table-cell office:value-type="float" office:value="0.1109491" calcext:value-type="float">
            <text:p>0.1109491</text:p>
          </table:table-cell>
          <table:table-cell office:value-type="float" office:value="-0.3063714" calcext:value-type="float">
            <text:p>-0.3063714</text:p>
          </table:table-cell>
          <table:table-cell office:value-type="float" office:value="-0.2993537" calcext:value-type="float">
            <text:p>-0.2993537</text:p>
          </table:table-cell>
          <table:table-cell office:value-type="float" office:value="-0.2895924" calcext:value-type="float">
            <text:p>-0.2895924</text:p>
          </table:table-cell>
          <table:table-cell office:value-type="float" office:value="-0.2829538" calcext:value-type="float">
            <text:p>-0.2829538</text:p>
          </table:table-cell>
          <table:table-cell office:value-type="float" office:value="-0.2920492" calcext:value-type="float">
            <text:p>-0.29204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41039" calcext:value-type="float">
            <text:p>0.01941039</text:p>
          </table:table-cell>
          <table:table-cell table:number-columns-repeated="21"/>
        </table:table-row>
        <table:table-row table:style-name="ro1">
          <table:table-cell office:value-type="float" office:value="0.7486933" calcext:value-type="float">
            <text:p>0.7486933</text:p>
          </table:table-cell>
          <table:table-cell office:value-type="float" office:value="0.5107278" calcext:value-type="float">
            <text:p>0.5107278</text:p>
          </table:table-cell>
          <table:table-cell office:value-type="float" office:value="-0.05475563" calcext:value-type="float">
            <text:p>-0.05475563</text:p>
          </table:table-cell>
          <table:table-cell office:value-type="float" office:value="0.03451594" calcext:value-type="float">
            <text:p>0.03451594</text:p>
          </table:table-cell>
          <table:table-cell office:value-type="float" office:value="-0.09954017" calcext:value-type="float">
            <text:p>-0.09954017</text:p>
          </table:table-cell>
          <table:table-cell office:value-type="float" office:value="-0.09517161" calcext:value-type="float">
            <text:p>-0.09517161</text:p>
          </table:table-cell>
          <table:table-cell office:value-type="float" office:value="-0.1574908" calcext:value-type="float">
            <text:p>-0.15749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19997" calcext:value-type="float">
            <text:p>0.01919997</text:p>
          </table:table-cell>
          <table:table-cell table:number-columns-repeated="21"/>
        </table:table-row>
        <table:table-row table:style-name="ro1">
          <table:table-cell office:value-type="float" office:value="0.7780414" calcext:value-type="float">
            <text:p>0.7780414</text:p>
          </table:table-cell>
          <table:table-cell office:value-type="float" office:value="0.4531808" calcext:value-type="float">
            <text:p>0.4531808</text:p>
          </table:table-cell>
          <table:table-cell office:value-type="float" office:value="-0.1524398" calcext:value-type="float">
            <text:p>-0.1524398</text:p>
          </table:table-cell>
          <table:table-cell office:value-type="float" office:value="-0.07399826" calcext:value-type="float">
            <text:p>-0.07399826</text:p>
          </table:table-cell>
          <table:table-cell office:value-type="float" office:value="-0.08917749" calcext:value-type="float">
            <text:p>-0.08917749</text:p>
          </table:table-cell>
          <table:table-cell office:value-type="float" office:value="-0.09841041" calcext:value-type="float">
            <text:p>-0.09841041</text:p>
          </table:table-cell>
          <table:table-cell office:value-type="float" office:value="-0.08999903" calcext:value-type="float">
            <text:p>-0.089999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16822" calcext:value-type="float">
            <text:p>0.01916822</text:p>
          </table:table-cell>
          <table:table-cell table:number-columns-repeated="21"/>
        </table:table-row>
        <table:table-row table:style-name="ro1">
          <table:table-cell office:value-type="float" office:value="0.6764099" calcext:value-type="float">
            <text:p>0.6764099</text:p>
          </table:table-cell>
          <table:table-cell office:value-type="float" office:value="0.5864769" calcext:value-type="float">
            <text:p>0.5864769</text:p>
          </table:table-cell>
          <table:table-cell office:value-type="float" office:value="-0.05386346" calcext:value-type="float">
            <text:p>-0.05386346</text:p>
          </table:table-cell>
          <table:table-cell office:value-type="float" office:value="-0.04420737" calcext:value-type="float">
            <text:p>-0.04420737</text:p>
          </table:table-cell>
          <table:table-cell office:value-type="float" office:value="-0.01708206" calcext:value-type="float">
            <text:p>-0.01708206</text:p>
          </table:table-cell>
          <table:table-cell office:value-type="float" office:value="0.0006884888" calcext:value-type="float">
            <text:p>0.0006884888</text:p>
          </table:table-cell>
          <table:table-cell office:value-type="float" office:value="-0.02262664" calcext:value-type="float">
            <text:p>-0.022626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07347" calcext:value-type="float">
            <text:p>0.01907347</text:p>
          </table:table-cell>
          <table:table-cell table:number-columns-repeated="21"/>
        </table:table-row>
        <table:table-row table:style-name="ro1">
          <table:table-cell office:value-type="float" office:value="0.8011289" calcext:value-type="float">
            <text:p>0.8011289</text:p>
          </table:table-cell>
          <table:table-cell office:value-type="float" office:value="0.4229077" calcext:value-type="float">
            <text:p>0.4229077</text:p>
          </table:table-cell>
          <table:table-cell office:value-type="float" office:value="-0.05440964" calcext:value-type="float">
            <text:p>-0.05440964</text:p>
          </table:table-cell>
          <table:table-cell office:value-type="float" office:value="-0.1889338" calcext:value-type="float">
            <text:p>-0.1889338</text:p>
          </table:table-cell>
          <table:table-cell office:value-type="float" office:value="-0.09954017" calcext:value-type="float">
            <text:p>-0.09954017</text:p>
          </table:table-cell>
          <table:table-cell office:value-type="float" office:value="-0.09517161" calcext:value-type="float">
            <text:p>-0.09517161</text:p>
          </table:table-cell>
          <table:table-cell office:value-type="float" office:value="-0.1574908" calcext:value-type="float">
            <text:p>-0.15749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04381" calcext:value-type="float">
            <text:p>0.01904381</text:p>
          </table:table-cell>
          <table:table-cell table:number-columns-repeated="21"/>
        </table:table-row>
        <table:table-row table:style-name="ro1">
          <table:table-cell office:value-type="float" office:value="0.1498264" calcext:value-type="float">
            <text:p>0.1498264</text:p>
          </table:table-cell>
          <table:table-cell office:value-type="float" office:value="0.9230833" calcext:value-type="float">
            <text:p>0.9230833</text:p>
          </table:table-cell>
          <table:table-cell office:value-type="float" office:value="0.2339868" calcext:value-type="float">
            <text:p>0.2339868</text:p>
          </table:table-cell>
          <table:table-cell office:value-type="float" office:value="0.2821263" calcext:value-type="float">
            <text:p>0.2821263</text:p>
          </table:table-cell>
          <table:table-cell office:value-type="float" office:value="0.3036093" calcext:value-type="float">
            <text:p>0.3036093</text:p>
          </table:table-cell>
          <table:table-cell office:value-type="float" office:value="0.2528776" calcext:value-type="float">
            <text:p>0.2528776</text:p>
          </table:table-cell>
          <table:table-cell office:value-type="float" office:value="0.2705597" calcext:value-type="float">
            <text:p>0.27055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0179" calcext:value-type="float">
            <text:p>0.0190179</text:p>
          </table:table-cell>
          <table:table-cell table:number-columns-repeated="21"/>
        </table:table-row>
        <table:table-row table:style-name="ro1">
          <table:table-cell office:value-type="float" office:value="0.5559273" calcext:value-type="float">
            <text:p>0.5559273</text:p>
          </table:table-cell>
          <table:table-cell office:value-type="float" office:value="0.7080235" calcext:value-type="float">
            <text:p>0.7080235</text:p>
          </table:table-cell>
          <table:table-cell office:value-type="float" office:value="0.02114875" calcext:value-type="float">
            <text:p>0.02114875</text:p>
          </table:table-cell>
          <table:table-cell office:value-type="float" office:value="0.1035452" calcext:value-type="float">
            <text:p>0.1035452</text:p>
          </table:table-cell>
          <table:table-cell office:value-type="float" office:value="0.06299641" calcext:value-type="float">
            <text:p>0.06299641</text:p>
          </table:table-cell>
          <table:table-cell office:value-type="float" office:value="-0.02761304" calcext:value-type="float">
            <text:p>-0.02761304</text:p>
          </table:table-cell>
          <table:table-cell office:value-type="float" office:value="0.07432686" calcext:value-type="float">
            <text:p>0.074326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94308" calcext:value-type="float">
            <text:p>0.01894308</text:p>
          </table:table-cell>
          <table:table-cell table:number-columns-repeated="21"/>
        </table:table-row>
        <table:table-row table:style-name="ro1">
          <table:table-cell office:value-type="float" office:value="0.5317119" calcext:value-type="float">
            <text:p>0.5317119</text:p>
          </table:table-cell>
          <table:table-cell office:value-type="float" office:value="0.724809" calcext:value-type="float">
            <text:p>0.724809</text:p>
          </table:table-cell>
          <table:table-cell office:value-type="float" office:value="0.1303056" calcext:value-type="float">
            <text:p>0.1303056</text:p>
          </table:table-cell>
          <table:table-cell office:value-type="float" office:value="0.06171464" calcext:value-type="float">
            <text:p>0.06171464</text:p>
          </table:table-cell>
          <table:table-cell office:value-type="float" office:value="0.0330497" calcext:value-type="float">
            <text:p>0.0330497</text:p>
          </table:table-cell>
          <table:table-cell office:value-type="float" office:value="0.03608859" calcext:value-type="float">
            <text:p>0.03608859</text:p>
          </table:table-cell>
          <table:table-cell office:value-type="float" office:value="0.03602507" calcext:value-type="float">
            <text:p>0.036025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89405" calcext:value-type="float">
            <text:p>0.01889405</text:p>
          </table:table-cell>
          <table:table-cell table:number-columns-repeated="21"/>
        </table:table-row>
        <table:table-row table:style-name="ro1">
          <table:table-cell office:value-type="float" office:value="0.8457003" calcext:value-type="float">
            <text:p>0.8457003</text:p>
          </table:table-cell>
          <table:table-cell office:value-type="float" office:value="0.338621" calcext:value-type="float">
            <text:p>0.338621</text:p>
          </table:table-cell>
          <table:table-cell office:value-type="float" office:value="-0.1157049" calcext:value-type="float">
            <text:p>-0.1157049</text:p>
          </table:table-cell>
          <table:table-cell office:value-type="float" office:value="-0.1438515" calcext:value-type="float">
            <text:p>-0.1438515</text:p>
          </table:table-cell>
          <table:table-cell office:value-type="float" office:value="-0.2408555" calcext:value-type="float">
            <text:p>-0.2408555</text:p>
          </table:table-cell>
          <table:table-cell office:value-type="float" office:value="-0.1551105" calcext:value-type="float">
            <text:p>-0.1551105</text:p>
          </table:table-cell>
          <table:table-cell office:value-type="float" office:value="-0.1580878" calcext:value-type="float">
            <text:p>-0.15808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70679" calcext:value-type="float">
            <text:p>0.01870679</text:p>
          </table:table-cell>
          <table:table-cell table:number-columns-repeated="21"/>
        </table:table-row>
        <table:table-row table:style-name="ro1">
          <table:table-cell office:value-type="float" office:value="0.7947645" calcext:value-type="float">
            <text:p>0.7947645</text:p>
          </table:table-cell>
          <table:table-cell office:value-type="float" office:value="0.4334677" calcext:value-type="float">
            <text:p>0.4334677</text:p>
          </table:table-cell>
          <table:table-cell office:value-type="float" office:value="-0.1157049" calcext:value-type="float">
            <text:p>-0.1157049</text:p>
          </table:table-cell>
          <table:table-cell office:value-type="float" office:value="-0.03034321" calcext:value-type="float">
            <text:p>-0.03034321</text:p>
          </table:table-cell>
          <table:table-cell office:value-type="float" office:value="-0.101854" calcext:value-type="float">
            <text:p>-0.101854</text:p>
          </table:table-cell>
          <table:table-cell office:value-type="float" office:value="-0.1521321" calcext:value-type="float">
            <text:p>-0.1521321</text:p>
          </table:table-cell>
          <table:table-cell office:value-type="float" office:value="-0.1675782" calcext:value-type="float">
            <text:p>-0.16757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55837" calcext:value-type="float">
            <text:p>0.01855837</text:p>
          </table:table-cell>
          <table:table-cell table:number-columns-repeated="21"/>
        </table:table-row>
        <table:table-row table:style-name="ro1">
          <table:table-cell office:value-type="float" office:value="0.3441324" calcext:value-type="float">
            <text:p>0.3441324</text:p>
          </table:table-cell>
          <table:table-cell office:value-type="float" office:value="0.8445634" calcext:value-type="float">
            <text:p>0.8445634</text:p>
          </table:table-cell>
          <table:table-cell office:value-type="float" office:value="0.1852974" calcext:value-type="float">
            <text:p>0.1852974</text:p>
          </table:table-cell>
          <table:table-cell office:value-type="float" office:value="0.1135365" calcext:value-type="float">
            <text:p>0.1135365</text:p>
          </table:table-cell>
          <table:table-cell office:value-type="float" office:value="0.1248675" calcext:value-type="float">
            <text:p>0.1248675</text:p>
          </table:table-cell>
          <table:table-cell office:value-type="float" office:value="0.1348392" calcext:value-type="float">
            <text:p>0.1348392</text:p>
          </table:table-cell>
          <table:table-cell office:value-type="float" office:value="0.2462878" calcext:value-type="float">
            <text:p>0.24628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4891" calcext:value-type="float">
            <text:p>0.0184891</text:p>
          </table:table-cell>
          <table:table-cell table:number-columns-repeated="21"/>
        </table:table-row>
        <table:table-row table:style-name="ro1">
          <table:table-cell office:value-type="float" office:value="0.5192033" calcext:value-type="float">
            <text:p>0.5192033</text:p>
          </table:table-cell>
          <table:table-cell office:value-type="float" office:value="0.7337917" calcext:value-type="float">
            <text:p>0.7337917</text:p>
          </table:table-cell>
          <table:table-cell office:value-type="float" office:value="0.06532095" calcext:value-type="float">
            <text:p>0.06532095</text:p>
          </table:table-cell>
          <table:table-cell office:value-type="float" office:value="0.03183023" calcext:value-type="float">
            <text:p>0.03183023</text:p>
          </table:table-cell>
          <table:table-cell office:value-type="float" office:value="0.1199116" calcext:value-type="float">
            <text:p>0.1199116</text:p>
          </table:table-cell>
          <table:table-cell office:value-type="float" office:value="0.08673607" calcext:value-type="float">
            <text:p>0.08673607</text:p>
          </table:table-cell>
          <table:table-cell office:value-type="float" office:value="0.02667268" calcext:value-type="float">
            <text:p>0.02667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41367" calcext:value-type="float">
            <text:p>0.01841367</text:p>
          </table:table-cell>
          <table:table-cell table:number-columns-repeated="21"/>
        </table:table-row>
        <table:table-row table:style-name="ro1">
          <table:table-cell office:value-type="float" office:value="0.3586396" calcext:value-type="float">
            <text:p>0.3586396</text:p>
          </table:table-cell>
          <table:table-cell office:value-type="float" office:value="0.8370923" calcext:value-type="float">
            <text:p>0.8370923</text:p>
          </table:table-cell>
          <table:table-cell office:value-type="float" office:value="0.1756304" calcext:value-type="float">
            <text:p>0.1756304</text:p>
          </table:table-cell>
          <table:table-cell office:value-type="float" office:value="0.2264967" calcext:value-type="float">
            <text:p>0.2264967</text:p>
          </table:table-cell>
          <table:table-cell office:value-type="float" office:value="0.1661727" calcext:value-type="float">
            <text:p>0.1661727</text:p>
          </table:table-cell>
          <table:table-cell office:value-type="float" office:value="0.09395662" calcext:value-type="float">
            <text:p>0.09395662</text:p>
          </table:table-cell>
          <table:table-cell office:value-type="float" office:value="0.1038248" calcext:value-type="float">
            <text:p>0.10382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19825" calcext:value-type="float">
            <text:p>0.01819825</text:p>
          </table:table-cell>
          <table:table-cell table:number-columns-repeated="21"/>
        </table:table-row>
        <table:table-row table:style-name="ro1">
          <table:table-cell office:value-type="float" office:value="0.6703241" calcext:value-type="float">
            <text:p>0.6703241</text:p>
          </table:table-cell>
          <table:table-cell office:value-type="float" office:value="0.5962748" calcext:value-type="float">
            <text:p>0.5962748</text:p>
          </table:table-cell>
          <table:table-cell office:value-type="float" office:value="-0.06457277" calcext:value-type="float">
            <text:p>-0.06457277</text:p>
          </table:table-cell>
          <table:table-cell office:value-type="float" office:value="-0.04098939" calcext:value-type="float">
            <text:p>-0.04098939</text:p>
          </table:table-cell>
          <table:table-cell office:value-type="float" office:value="-0.02467968" calcext:value-type="float">
            <text:p>-0.02467968</text:p>
          </table:table-cell>
          <table:table-cell office:value-type="float" office:value="0.037898" calcext:value-type="float">
            <text:p>0.037898</text:p>
          </table:table-cell>
          <table:table-cell office:value-type="float" office:value="-0.02092673" calcext:value-type="float">
            <text:p>-0.020926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00459" calcext:value-type="float">
            <text:p>0.01800459</text:p>
          </table:table-cell>
          <table:table-cell table:number-columns-repeated="21"/>
        </table:table-row>
        <table:table-row table:style-name="ro1">
          <table:table-cell office:value-type="float" office:value="0.8804343" calcext:value-type="float">
            <text:p>0.8804343</text:p>
          </table:table-cell>
          <table:table-cell office:value-type="float" office:value="0.2616746" calcext:value-type="float">
            <text:p>0.2616746</text:p>
          </table:table-cell>
          <table:table-cell office:value-type="float" office:value="-0.2201675" calcext:value-type="float">
            <text:p>-0.2201675</text:p>
          </table:table-cell>
          <table:table-cell office:value-type="float" office:value="-0.1674885" calcext:value-type="float">
            <text:p>-0.1674885</text:p>
          </table:table-cell>
          <table:table-cell office:value-type="float" office:value="-0.2449384" calcext:value-type="float">
            <text:p>-0.2449384</text:p>
          </table:table-cell>
          <table:table-cell office:value-type="float" office:value="-0.2309943" calcext:value-type="float">
            <text:p>-0.2309943</text:p>
          </table:table-cell>
          <table:table-cell office:value-type="float" office:value="-0.154112" calcext:value-type="float">
            <text:p>-0.154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97925" calcext:value-type="float">
            <text:p>0.01797925</text:p>
          </table:table-cell>
          <table:table-cell table:number-columns-repeated="21"/>
        </table:table-row>
        <table:table-row table:style-name="ro1">
          <table:table-cell office:value-type="float" office:value="0.5801574" calcext:value-type="float">
            <text:p>0.5801574</text:p>
          </table:table-cell>
          <table:table-cell office:value-type="float" office:value="0.6902805" calcext:value-type="float">
            <text:p>0.6902805</text:p>
          </table:table-cell>
          <table:table-cell office:value-type="float" office:value="-0.06269858" calcext:value-type="float">
            <text:p>-0.06269858</text:p>
          </table:table-cell>
          <table:table-cell office:value-type="float" office:value="0.06862657" calcext:value-type="float">
            <text:p>0.06862657</text:p>
          </table:table-cell>
          <table:table-cell office:value-type="float" office:value="0.09065019" calcext:value-type="float">
            <text:p>0.09065019</text:p>
          </table:table-cell>
          <table:table-cell office:value-type="float" office:value="0.02218233" calcext:value-type="float">
            <text:p>0.02218233</text:p>
          </table:table-cell>
          <table:table-cell office:value-type="float" office:value="0.05129957" calcext:value-type="float">
            <text:p>0.051299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7413" calcext:value-type="float">
            <text:p>0.0177413</text:p>
          </table:table-cell>
          <table:table-cell table:number-columns-repeated="21"/>
        </table:table-row>
        <table:table-row table:style-name="ro1">
          <table:table-cell office:value-type="float" office:value="0.7728536" calcext:value-type="float">
            <text:p>0.7728536</text:p>
          </table:table-cell>
          <table:table-cell office:value-type="float" office:value="0.4604193" calcext:value-type="float">
            <text:p>0.4604193</text:p>
          </table:table-cell>
          <table:table-cell office:value-type="float" office:value="-0.07569594" calcext:value-type="float">
            <text:p>-0.07569594</text:p>
          </table:table-cell>
          <table:table-cell office:value-type="float" office:value="-0.06738734" calcext:value-type="float">
            <text:p>-0.06738734</text:p>
          </table:table-cell>
          <table:table-cell office:value-type="float" office:value="-0.09535016" calcext:value-type="float">
            <text:p>-0.09535016</text:p>
          </table:table-cell>
          <table:table-cell office:value-type="float" office:value="-0.1307078" calcext:value-type="float">
            <text:p>-0.1307078</text:p>
          </table:table-cell>
          <table:table-cell office:value-type="float" office:value="-0.1145188" calcext:value-type="float">
            <text:p>-0.11451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69505" calcext:value-type="float">
            <text:p>0.01769505</text:p>
          </table:table-cell>
          <table:table-cell table:number-columns-repeated="21"/>
        </table:table-row>
        <table:table-row table:style-name="ro1">
          <table:table-cell office:value-type="float" office:value="0.8178545" calcext:value-type="float">
            <text:p>0.8178545</text:p>
          </table:table-cell>
          <table:table-cell office:value-type="float" office:value="0.4005467" calcext:value-type="float">
            <text:p>0.4005467</text:p>
          </table:table-cell>
          <table:table-cell office:value-type="float" office:value="-0.07569594" calcext:value-type="float">
            <text:p>-0.07569594</text:p>
          </table:table-cell>
          <table:table-cell office:value-type="float" office:value="-0.06738734" calcext:value-type="float">
            <text:p>-0.06738734</text:p>
          </table:table-cell>
          <table:table-cell office:value-type="float" office:value="-0.2354927" calcext:value-type="float">
            <text:p>-0.2354927</text:p>
          </table:table-cell>
          <table:table-cell office:value-type="float" office:value="-0.1307078" calcext:value-type="float">
            <text:p>-0.1307078</text:p>
          </table:table-cell>
          <table:table-cell office:value-type="float" office:value="-0.1566242" calcext:value-type="float">
            <text:p>-0.1566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68401" calcext:value-type="float">
            <text:p>0.01768401</text:p>
          </table:table-cell>
          <table:table-cell table:number-columns-repeated="21"/>
        </table:table-row>
        <table:table-row table:style-name="ro1">
          <table:table-cell office:value-type="float" office:value="0.9208667" calcext:value-type="float">
            <text:p>0.9208667</text:p>
          </table:table-cell>
          <table:table-cell office:value-type="float" office:value="0.1701639" calcext:value-type="float">
            <text:p>0.1701639</text:p>
          </table:table-cell>
          <table:table-cell office:value-type="float" office:value="-0.302611" calcext:value-type="float">
            <text:p>-0.302611</text:p>
          </table:table-cell>
          <table:table-cell office:value-type="float" office:value="-0.2369503" calcext:value-type="float">
            <text:p>-0.2369503</text:p>
          </table:table-cell>
          <table:table-cell office:value-type="float" office:value="-0.3265241" calcext:value-type="float">
            <text:p>-0.3265241</text:p>
          </table:table-cell>
          <table:table-cell office:value-type="float" office:value="-0.2831543" calcext:value-type="float">
            <text:p>-0.2831543</text:p>
          </table:table-cell>
          <table:table-cell office:value-type="float" office:value="-0.1645033" calcext:value-type="float">
            <text:p>-0.16450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65204" calcext:value-type="float">
            <text:p>0.01765204</text:p>
          </table:table-cell>
          <table:table-cell table:number-columns-repeated="21"/>
        </table:table-row>
        <table:table-row table:style-name="ro1">
          <table:table-cell office:value-type="float" office:value="0.1861867" calcext:value-type="float">
            <text:p>0.1861867</text:p>
          </table:table-cell>
          <table:table-cell office:value-type="float" office:value="0.9104681" calcext:value-type="float">
            <text:p>0.9104681</text:p>
          </table:table-cell>
          <table:table-cell office:value-type="float" office:value="0.2056374" calcext:value-type="float">
            <text:p>0.2056374</text:p>
          </table:table-cell>
          <table:table-cell office:value-type="float" office:value="0.2455914" calcext:value-type="float">
            <text:p>0.2455914</text:p>
          </table:table-cell>
          <table:table-cell office:value-type="float" office:value="0.2660293" calcext:value-type="float">
            <text:p>0.2660293</text:p>
          </table:table-cell>
          <table:table-cell office:value-type="float" office:value="0.2208856" calcext:value-type="float">
            <text:p>0.2208856</text:p>
          </table:table-cell>
          <table:table-cell office:value-type="float" office:value="0.2956826" calcext:value-type="float">
            <text:p>0.29568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48895" calcext:value-type="float">
            <text:p>0.01748895</text:p>
          </table:table-cell>
          <table:table-cell table:number-columns-repeated="21"/>
        </table:table-row>
        <table:table-row table:style-name="ro1">
          <table:table-cell office:value-type="float" office:value="0.4510691" calcext:value-type="float">
            <text:p>0.4510691</text:p>
          </table:table-cell>
          <table:table-cell office:value-type="float" office:value="0.7824777" calcext:value-type="float">
            <text:p>0.7824777</text:p>
          </table:table-cell>
          <table:table-cell office:value-type="float" office:value="0.1314259" calcext:value-type="float">
            <text:p>0.1314259</text:p>
          </table:table-cell>
          <table:table-cell office:value-type="float" office:value="0.04068785" calcext:value-type="float">
            <text:p>0.04068785</text:p>
          </table:table-cell>
          <table:table-cell office:value-type="float" office:value="0.1392607" calcext:value-type="float">
            <text:p>0.1392607</text:p>
          </table:table-cell>
          <table:table-cell office:value-type="float" office:value="0.1421587" calcext:value-type="float">
            <text:p>0.1421587</text:p>
          </table:table-cell>
          <table:table-cell office:value-type="float" office:value="0.06393282" calcext:value-type="float">
            <text:p>0.063932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48818" calcext:value-type="float">
            <text:p>0.01748818</text:p>
          </table:table-cell>
          <table:table-cell table:number-columns-repeated="21"/>
        </table:table-row>
        <table:table-row table:style-name="ro1">
          <table:table-cell office:value-type="float" office:value="0.9255718" calcext:value-type="float">
            <text:p>0.9255718</text:p>
          </table:table-cell>
          <table:table-cell office:value-type="float" office:value="0.1418628" calcext:value-type="float">
            <text:p>0.1418628</text:p>
          </table:table-cell>
          <table:table-cell office:value-type="float" office:value="-0.2782277" calcext:value-type="float">
            <text:p>-0.2782277</text:p>
          </table:table-cell>
          <table:table-cell office:value-type="float" office:value="-0.2556049" calcext:value-type="float">
            <text:p>-0.2556049</text:p>
          </table:table-cell>
          <table:table-cell office:value-type="float" office:value="-0.2952045" calcext:value-type="float">
            <text:p>-0.2952045</text:p>
          </table:table-cell>
          <table:table-cell office:value-type="float" office:value="-0.2911577" calcext:value-type="float">
            <text:p>-0.2911577</text:p>
          </table:table-cell>
          <table:table-cell office:value-type="float" office:value="-0.2465623" calcext:value-type="float">
            <text:p>-0.24656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3622" calcext:value-type="float">
            <text:p>0.0173622</text:p>
          </table:table-cell>
          <table:table-cell table:number-columns-repeated="21"/>
        </table:table-row>
        <table:table-row table:style-name="ro1">
          <table:table-cell office:value-type="float" office:value="0.4004484" calcext:value-type="float">
            <text:p>0.4004484</text:p>
          </table:table-cell>
          <table:table-cell office:value-type="float" office:value="0.8200219" calcext:value-type="float">
            <text:p>0.8200219</text:p>
          </table:table-cell>
          <table:table-cell office:value-type="float" office:value="0.1827546" calcext:value-type="float">
            <text:p>0.1827546</text:p>
          </table:table-cell>
          <table:table-cell office:value-type="float" office:value="0.2330579" calcext:value-type="float">
            <text:p>0.2330579</text:p>
          </table:table-cell>
          <table:table-cell office:value-type="float" office:value="0.1271728" calcext:value-type="float">
            <text:p>0.1271728</text:p>
          </table:table-cell>
          <table:table-cell office:value-type="float" office:value="0.08661017" calcext:value-type="float">
            <text:p>0.08661017</text:p>
          </table:table-cell>
          <table:table-cell office:value-type="float" office:value="0.04309584" calcext:value-type="float">
            <text:p>0.04309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19522" calcext:value-type="float">
            <text:p>0.01719522</text:p>
          </table:table-cell>
          <table:table-cell table:number-columns-repeated="21"/>
        </table:table-row>
        <table:table-row table:style-name="ro1">
          <table:table-cell office:value-type="float" office:value="0.8393559" calcext:value-type="float">
            <text:p>0.8393559</text:p>
          </table:table-cell>
          <table:table-cell office:value-type="float" office:value="0.3459862" calcext:value-type="float">
            <text:p>0.3459862</text:p>
          </table:table-cell>
          <table:table-cell office:value-type="float" office:value="-0.1156885" calcext:value-type="float">
            <text:p>-0.1156885</text:p>
          </table:table-cell>
          <table:table-cell office:value-type="float" office:value="-0.1980027" calcext:value-type="float">
            <text:p>-0.1980027</text:p>
          </table:table-cell>
          <table:table-cell office:value-type="float" office:value="-0.1542953" calcext:value-type="float">
            <text:p>-0.1542953</text:p>
          </table:table-cell>
          <table:table-cell office:value-type="float" office:value="-0.1566621" calcext:value-type="float">
            <text:p>-0.1566621</text:p>
          </table:table-cell>
          <table:table-cell office:value-type="float" office:value="-0.1601761" calcext:value-type="float">
            <text:p>-0.16017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06922" calcext:value-type="float">
            <text:p>0.01706922</text:p>
          </table:table-cell>
          <table:table-cell table:number-columns-repeated="21"/>
        </table:table-row>
        <table:table-row table:style-name="ro1">
          <table:table-cell office:value-type="float" office:value="0.9064076" calcext:value-type="float">
            <text:p>0.9064076</text:p>
          </table:table-cell>
          <table:table-cell office:value-type="float" office:value="0.2038838" calcext:value-type="float">
            <text:p>0.2038838</text:p>
          </table:table-cell>
          <table:table-cell office:value-type="float" office:value="-0.2873593" calcext:value-type="float">
            <text:p>-0.2873593</text:p>
          </table:table-cell>
          <table:table-cell office:value-type="float" office:value="-0.2117568" calcext:value-type="float">
            <text:p>-0.2117568</text:p>
          </table:table-cell>
          <table:table-cell office:value-type="float" office:value="-0.2568458" calcext:value-type="float">
            <text:p>-0.2568458</text:p>
          </table:table-cell>
          <table:table-cell office:value-type="float" office:value="-0.2831543" calcext:value-type="float">
            <text:p>-0.2831543</text:p>
          </table:table-cell>
          <table:table-cell office:value-type="float" office:value="-0.1576252" calcext:value-type="float">
            <text:p>-0.1576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04146" calcext:value-type="float">
            <text:p>0.01704146</text:p>
          </table:table-cell>
          <table:table-cell table:number-columns-repeated="21"/>
        </table:table-row>
        <table:table-row table:style-name="ro1">
          <table:table-cell office:value-type="float" office:value="0.7054901" calcext:value-type="float">
            <text:p>0.7054901</text:p>
          </table:table-cell>
          <table:table-cell office:value-type="float" office:value="0.5521512" calcext:value-type="float">
            <text:p>0.5521512</text:p>
          </table:table-cell>
          <table:table-cell office:value-type="float" office:value="-0.04151671" calcext:value-type="float">
            <text:p>-0.04151671</text:p>
          </table:table-cell>
          <table:table-cell office:value-type="float" office:value="-0.04098939" calcext:value-type="float">
            <text:p>-0.04098939</text:p>
          </table:table-cell>
          <table:table-cell office:value-type="float" office:value="-0.03325445" calcext:value-type="float">
            <text:p>-0.03325445</text:p>
          </table:table-cell>
          <table:table-cell office:value-type="float" office:value="-0.08510627" calcext:value-type="float">
            <text:p>-0.08510627</text:p>
          </table:table-cell>
          <table:table-cell office:value-type="float" office:value="-0.03344127" calcext:value-type="float">
            <text:p>-0.03344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99612" calcext:value-type="float">
            <text:p>0.01699612</text:p>
          </table:table-cell>
          <table:table-cell table:number-columns-repeated="21"/>
        </table:table-row>
        <table:table-row table:style-name="ro1">
          <table:table-cell office:value-type="float" office:value="0.9244543" calcext:value-type="float">
            <text:p>0.9244543</text:p>
          </table:table-cell>
          <table:table-cell office:value-type="float" office:value="0.1565107" calcext:value-type="float">
            <text:p>0.1565107</text:p>
          </table:table-cell>
          <table:table-cell office:value-type="float" office:value="-0.2182147" calcext:value-type="float">
            <text:p>-0.2182147</text:p>
          </table:table-cell>
          <table:table-cell office:value-type="float" office:value="-0.2691421" calcext:value-type="float">
            <text:p>-0.2691421</text:p>
          </table:table-cell>
          <table:table-cell office:value-type="float" office:value="-0.2679242" calcext:value-type="float">
            <text:p>-0.2679242</text:p>
          </table:table-cell>
          <table:table-cell office:value-type="float" office:value="-0.2310297" calcext:value-type="float">
            <text:p>-0.2310297</text:p>
          </table:table-cell>
          <table:table-cell office:value-type="float" office:value="-0.362491" calcext:value-type="float">
            <text:p>-0.3624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81151" calcext:value-type="float">
            <text:p>0.01681151</text:p>
          </table:table-cell>
          <table:table-cell table:number-columns-repeated="21"/>
        </table:table-row>
        <table:table-row table:style-name="ro1">
          <table:table-cell office:value-type="float" office:value="0.1418707" calcext:value-type="float">
            <text:p>0.1418707</text:p>
          </table:table-cell>
          <table:table-cell office:value-type="float" office:value="0.9259697" calcext:value-type="float">
            <text:p>0.9259697</text:p>
          </table:table-cell>
          <table:table-cell office:value-type="float" office:value="0.2630585" calcext:value-type="float">
            <text:p>0.2630585</text:p>
          </table:table-cell>
          <table:table-cell office:value-type="float" office:value="0.2510208" calcext:value-type="float">
            <text:p>0.2510208</text:p>
          </table:table-cell>
          <table:table-cell office:value-type="float" office:value="0.2890753" calcext:value-type="float">
            <text:p>0.2890753</text:p>
          </table:table-cell>
          <table:table-cell office:value-type="float" office:value="0.2528776" calcext:value-type="float">
            <text:p>0.2528776</text:p>
          </table:table-cell>
          <table:table-cell office:value-type="float" office:value="0.3137161" calcext:value-type="float">
            <text:p>0.31371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80034" calcext:value-type="float">
            <text:p>0.01680034</text:p>
          </table:table-cell>
          <table:table-cell table:number-columns-repeated="21"/>
        </table:table-row>
        <table:table-row table:style-name="ro1">
          <table:table-cell office:value-type="float" office:value="0.250495" calcext:value-type="float">
            <text:p>0.250495</text:p>
          </table:table-cell>
          <table:table-cell office:value-type="float" office:value="0.8921578" calcext:value-type="float">
            <text:p>0.8921578</text:p>
          </table:table-cell>
          <table:table-cell office:value-type="float" office:value="0.2630585" calcext:value-type="float">
            <text:p>0.2630585</text:p>
          </table:table-cell>
          <table:table-cell office:value-type="float" office:value="0.2510208" calcext:value-type="float">
            <text:p>0.2510208</text:p>
          </table:table-cell>
          <table:table-cell office:value-type="float" office:value="0.2890753" calcext:value-type="float">
            <text:p>0.2890753</text:p>
          </table:table-cell>
          <table:table-cell office:value-type="float" office:value="0.1045408" calcext:value-type="float">
            <text:p>0.1045408</text:p>
          </table:table-cell>
          <table:table-cell office:value-type="float" office:value="0.1760952" calcext:value-type="float">
            <text:p>0.17609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78538" calcext:value-type="float">
            <text:p>0.01678538</text:p>
          </table:table-cell>
          <table:table-cell table:number-columns-repeated="21"/>
        </table:table-row>
        <table:table-row table:style-name="ro1">
          <table:table-cell office:value-type="float" office:value="0.4209764" calcext:value-type="float">
            <text:p>0.4209764</text:p>
          </table:table-cell>
          <table:table-cell office:value-type="float" office:value="0.8013811" calcext:value-type="float">
            <text:p>0.8013811</text:p>
          </table:table-cell>
          <table:table-cell office:value-type="float" office:value="0.1920862" calcext:value-type="float">
            <text:p>0.1920862</text:p>
          </table:table-cell>
          <table:table-cell office:value-type="float" office:value="0.08804344" calcext:value-type="float">
            <text:p>0.08804344</text:p>
          </table:table-cell>
          <table:table-cell office:value-type="float" office:value="0.1051037" calcext:value-type="float">
            <text:p>0.1051037</text:p>
          </table:table-cell>
          <table:table-cell office:value-type="float" office:value="0.1453881" calcext:value-type="float">
            <text:p>0.1453881</text:p>
          </table:table-cell>
          <table:table-cell office:value-type="float" office:value="0.06750196" calcext:value-type="float">
            <text:p>0.067501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65978" calcext:value-type="float">
            <text:p>0.01665978</text:p>
          </table:table-cell>
          <table:table-cell table:number-columns-repeated="21"/>
        </table:table-row>
        <table:table-row table:style-name="ro1">
          <table:table-cell office:value-type="float" office:value="0.8752919" calcext:value-type="float">
            <text:p>0.8752919</text:p>
          </table:table-cell>
          <table:table-cell office:value-type="float" office:value="0.285032" calcext:value-type="float">
            <text:p>0.285032</text:p>
          </table:table-cell>
          <table:table-cell office:value-type="float" office:value="-0.2819353" calcext:value-type="float">
            <text:p>-0.2819353</text:p>
          </table:table-cell>
          <table:table-cell office:value-type="float" office:value="-0.1898846" calcext:value-type="float">
            <text:p>-0.1898846</text:p>
          </table:table-cell>
          <table:table-cell office:value-type="float" office:value="-0.238847" calcext:value-type="float">
            <text:p>-0.238847</text:p>
          </table:table-cell>
          <table:table-cell office:value-type="float" office:value="-0.1126916" calcext:value-type="float">
            <text:p>-0.1126916</text:p>
          </table:table-cell>
          <table:table-cell office:value-type="float" office:value="-0.1528315" calcext:value-type="float">
            <text:p>-0.15283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42343" calcext:value-type="float">
            <text:p>0.01642343</text:p>
          </table:table-cell>
          <table:table-cell table:number-columns-repeated="21"/>
        </table:table-row>
        <table:table-row table:style-name="ro1">
          <table:table-cell office:value-type="float" office:value="0.8268656" calcext:value-type="float">
            <text:p>0.8268656</text:p>
          </table:table-cell>
          <table:table-cell office:value-type="float" office:value="0.3706126" calcext:value-type="float">
            <text:p>0.3706126</text:p>
          </table:table-cell>
          <table:table-cell office:value-type="float" office:value="-0.1156885" calcext:value-type="float">
            <text:p>-0.1156885</text:p>
          </table:table-cell>
          <table:table-cell office:value-type="float" office:value="-0.1675212" calcext:value-type="float">
            <text:p>-0.1675212</text:p>
          </table:table-cell>
          <table:table-cell office:value-type="float" office:value="-0.1032349" calcext:value-type="float">
            <text:p>-0.1032349</text:p>
          </table:table-cell>
          <table:table-cell office:value-type="float" office:value="-0.1748908" calcext:value-type="float">
            <text:p>-0.1748908</text:p>
          </table:table-cell>
          <table:table-cell office:value-type="float" office:value="-0.1601761" calcext:value-type="float">
            <text:p>-0.16017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35108" calcext:value-type="float">
            <text:p>0.01635108</text:p>
          </table:table-cell>
          <table:table-cell table:number-columns-repeated="21"/>
        </table:table-row>
        <table:table-row table:style-name="ro1">
          <table:table-cell office:value-type="float" office:value="0.8863182" calcext:value-type="float">
            <text:p>0.8863182</text:p>
          </table:table-cell>
          <table:table-cell office:value-type="float" office:value="0.2463178" calcext:value-type="float">
            <text:p>0.2463178</text:p>
          </table:table-cell>
          <table:table-cell office:value-type="float" office:value="-0.1881362" calcext:value-type="float">
            <text:p>-0.1881362</text:p>
          </table:table-cell>
          <table:table-cell office:value-type="float" office:value="-0.2385197" calcext:value-type="float">
            <text:p>-0.2385197</text:p>
          </table:table-cell>
          <table:table-cell office:value-type="float" office:value="-0.2577384" calcext:value-type="float">
            <text:p>-0.2577384</text:p>
          </table:table-cell>
          <table:table-cell office:value-type="float" office:value="-0.1747047" calcext:value-type="float">
            <text:p>-0.1747047</text:p>
          </table:table-cell>
          <table:table-cell office:value-type="float" office:value="-0.1983193" calcext:value-type="float">
            <text:p>-0.1983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91404" calcext:value-type="float">
            <text:p>0.01591404</text:p>
          </table:table-cell>
          <table:table-cell table:number-columns-repeated="21"/>
        </table:table-row>
        <table:table-row table:style-name="ro1">
          <table:table-cell office:value-type="float" office:value="0.2665466" calcext:value-type="float">
            <text:p>0.2665466</text:p>
          </table:table-cell>
          <table:table-cell office:value-type="float" office:value="0.8775209" calcext:value-type="float">
            <text:p>0.8775209</text:p>
          </table:table-cell>
          <table:table-cell office:value-type="float" office:value="0.1888657" calcext:value-type="float">
            <text:p>0.1888657</text:p>
          </table:table-cell>
          <table:table-cell office:value-type="float" office:value="0.2405716" calcext:value-type="float">
            <text:p>0.2405716</text:p>
          </table:table-cell>
          <table:table-cell office:value-type="float" office:value="0.2074279" calcext:value-type="float">
            <text:p>0.2074279</text:p>
          </table:table-cell>
          <table:table-cell office:value-type="float" office:value="0.2150161" calcext:value-type="float">
            <text:p>0.2150161</text:p>
          </table:table-cell>
          <table:table-cell office:value-type="float" office:value="0.1486607" calcext:value-type="float">
            <text:p>0.14866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7448" calcext:value-type="float">
            <text:p>0.0157448</text:p>
          </table:table-cell>
          <table:table-cell table:number-columns-repeated="21"/>
        </table:table-row>
        <table:table-row table:style-name="ro1">
          <table:table-cell office:value-type="float" office:value="0.2647897" calcext:value-type="float">
            <text:p>0.2647897</text:p>
          </table:table-cell>
          <table:table-cell office:value-type="float" office:value="0.8802649" calcext:value-type="float">
            <text:p>0.8802649</text:p>
          </table:table-cell>
          <table:table-cell office:value-type="float" office:value="0.1888657" calcext:value-type="float">
            <text:p>0.1888657</text:p>
          </table:table-cell>
          <table:table-cell office:value-type="float" office:value="0.2679803" calcext:value-type="float">
            <text:p>0.2679803</text:p>
          </table:table-cell>
          <table:table-cell office:value-type="float" office:value="0.2074279" calcext:value-type="float">
            <text:p>0.2074279</text:p>
          </table:table-cell>
          <table:table-cell office:value-type="float" office:value="0.2150161" calcext:value-type="float">
            <text:p>0.2150161</text:p>
          </table:table-cell>
          <table:table-cell office:value-type="float" office:value="0.1352559" calcext:value-type="float">
            <text:p>0.13525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63076" calcext:value-type="float">
            <text:p>0.01563076</text:p>
          </table:table-cell>
          <table:table-cell table:number-columns-repeated="21"/>
        </table:table-row>
        <table:table-row table:style-name="ro1">
          <table:table-cell office:value-type="float" office:value="0.8690137" calcext:value-type="float">
            <text:p>0.8690137</text:p>
          </table:table-cell>
          <table:table-cell office:value-type="float" office:value="0.2965567" calcext:value-type="float">
            <text:p>0.2965567</text:p>
          </table:table-cell>
          <table:table-cell office:value-type="float" office:value="-0.1362317" calcext:value-type="float">
            <text:p>-0.1362317</text:p>
          </table:table-cell>
          <table:table-cell office:value-type="float" office:value="-0.1756822" calcext:value-type="float">
            <text:p>-0.1756822</text:p>
          </table:table-cell>
          <table:table-cell office:value-type="float" office:value="-0.2958227" calcext:value-type="float">
            <text:p>-0.2958227</text:p>
          </table:table-cell>
          <table:table-cell office:value-type="float" office:value="-0.1759079" calcext:value-type="float">
            <text:p>-0.1759079</text:p>
          </table:table-cell>
          <table:table-cell office:value-type="float" office:value="-0.156004" calcext:value-type="float">
            <text:p>-0.156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59947" calcext:value-type="float">
            <text:p>0.01559947</text:p>
          </table:table-cell>
          <table:table-cell table:number-columns-repeated="21"/>
        </table:table-row>
        <table:table-row table:style-name="ro1">
          <table:table-cell office:value-type="float" office:value="0.4964265" calcext:value-type="float">
            <text:p>0.4964265</text:p>
          </table:table-cell>
          <table:table-cell office:value-type="float" office:value="0.7506227" calcext:value-type="float">
            <text:p>0.7506227</text:p>
          </table:table-cell>
          <table:table-cell office:value-type="float" office:value="0.08918421" calcext:value-type="float">
            <text:p>0.08918421</text:p>
          </table:table-cell>
          <table:table-cell office:value-type="float" office:value="0.01002142" calcext:value-type="float">
            <text:p>0.01002142</text:p>
          </table:table-cell>
          <table:table-cell office:value-type="float" office:value="0.07776621" calcext:value-type="float">
            <text:p>0.07776621</text:p>
          </table:table-cell>
          <table:table-cell office:value-type="float" office:value="0.1069314" calcext:value-type="float">
            <text:p>0.1069314</text:p>
          </table:table-cell>
          <table:table-cell office:value-type="float" office:value="0.1089529" calcext:value-type="float">
            <text:p>0.1089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43356" calcext:value-type="float">
            <text:p>0.01543356</text:p>
          </table:table-cell>
          <table:table-cell table:number-columns-repeated="21"/>
        </table:table-row>
        <table:table-row table:style-name="ro1">
          <table:table-cell office:value-type="float" office:value="0.494136" calcext:value-type="float">
            <text:p>0.494136</text:p>
          </table:table-cell>
          <table:table-cell office:value-type="float" office:value="0.7536867" calcext:value-type="float">
            <text:p>0.7536867</text:p>
          </table:table-cell>
          <table:table-cell office:value-type="float" office:value="0.130762" calcext:value-type="float">
            <text:p>0.130762</text:p>
          </table:table-cell>
          <table:table-cell office:value-type="float" office:value="0.06171464" calcext:value-type="float">
            <text:p>0.06171464</text:p>
          </table:table-cell>
          <table:table-cell office:value-type="float" office:value="0.1313441" calcext:value-type="float">
            <text:p>0.1313441</text:p>
          </table:table-cell>
          <table:table-cell office:value-type="float" office:value="0.04559665" calcext:value-type="float">
            <text:p>0.04559665</text:p>
          </table:table-cell>
          <table:table-cell office:value-type="float" office:value="0.03288671" calcext:value-type="float">
            <text:p>0.032886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25044" calcext:value-type="float">
            <text:p>0.01525044</text:p>
          </table:table-cell>
          <table:table-cell table:number-columns-repeated="21"/>
        </table:table-row>
        <table:table-row table:style-name="ro1">
          <table:table-cell office:value-type="float" office:value="0.1012394" calcext:value-type="float">
            <text:p>0.1012394</text:p>
          </table:table-cell>
          <table:table-cell office:value-type="float" office:value="0.9419534" calcext:value-type="float">
            <text:p>0.9419534</text:p>
          </table:table-cell>
          <table:table-cell office:value-type="float" office:value="0.3276298" calcext:value-type="float">
            <text:p>0.3276298</text:p>
          </table:table-cell>
          <table:table-cell office:value-type="float" office:value="0.348737" calcext:value-type="float">
            <text:p>0.348737</text:p>
          </table:table-cell>
          <table:table-cell office:value-type="float" office:value="0.2890591" calcext:value-type="float">
            <text:p>0.2890591</text:p>
          </table:table-cell>
          <table:table-cell office:value-type="float" office:value="0.3269253" calcext:value-type="float">
            <text:p>0.3269253</text:p>
          </table:table-cell>
          <table:table-cell office:value-type="float" office:value="0.2392268" calcext:value-type="float">
            <text:p>0.2392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09359" calcext:value-type="float">
            <text:p>0.01509359</text:p>
          </table:table-cell>
          <table:table-cell table:number-columns-repeated="21"/>
        </table:table-row>
        <table:table-row table:style-name="ro1">
          <table:table-cell office:value-type="float" office:value="0.8634249" calcext:value-type="float">
            <text:p>0.8634249</text:p>
          </table:table-cell>
          <table:table-cell office:value-type="float" office:value="0.3114849" calcext:value-type="float">
            <text:p>0.3114849</text:p>
          </table:table-cell>
          <table:table-cell office:value-type="float" office:value="-0.2902645" calcext:value-type="float">
            <text:p>-0.2902645</text:p>
          </table:table-cell>
          <table:table-cell office:value-type="float" office:value="-0.1779932" calcext:value-type="float">
            <text:p>-0.1779932</text:p>
          </table:table-cell>
          <table:table-cell office:value-type="float" office:value="-0.1032349" calcext:value-type="float">
            <text:p>-0.1032349</text:p>
          </table:table-cell>
          <table:table-cell office:value-type="float" office:value="-0.1725721" calcext:value-type="float">
            <text:p>-0.1725721</text:p>
          </table:table-cell>
          <table:table-cell office:value-type="float" office:value="-0.160236" calcext:value-type="float">
            <text:p>-0.1602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0437" calcext:value-type="float">
            <text:p>0.0150437</text:p>
          </table:table-cell>
          <table:table-cell table:number-columns-repeated="21"/>
        </table:table-row>
        <table:table-row table:style-name="ro1">
          <table:table-cell office:value-type="float" office:value="0.8933954" calcext:value-type="float">
            <text:p>0.8933954</text:p>
          </table:table-cell>
          <table:table-cell office:value-type="float" office:value="0.2301669" calcext:value-type="float">
            <text:p>0.2301669</text:p>
          </table:table-cell>
          <table:table-cell office:value-type="float" office:value="-0.2393711" calcext:value-type="float">
            <text:p>-0.2393711</text:p>
          </table:table-cell>
          <table:table-cell office:value-type="float" office:value="-0.2134399" calcext:value-type="float">
            <text:p>-0.2134399</text:p>
          </table:table-cell>
          <table:table-cell office:value-type="float" office:value="-0.2575943" calcext:value-type="float">
            <text:p>-0.2575943</text:p>
          </table:table-cell>
          <table:table-cell office:value-type="float" office:value="-0.235887" calcext:value-type="float">
            <text:p>-0.235887</text:p>
          </table:table-cell>
          <table:table-cell office:value-type="float" office:value="-0.1589109" calcext:value-type="float">
            <text:p>-0.1589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9819" calcext:value-type="float">
            <text:p>0.0149819</text:p>
          </table:table-cell>
          <table:table-cell table:number-columns-repeated="21"/>
        </table:table-row>
        <table:table-row table:style-name="ro1">
          <table:table-cell office:value-type="float" office:value="0.1012394" calcext:value-type="float">
            <text:p>0.1012394</text:p>
          </table:table-cell>
          <table:table-cell office:value-type="float" office:value="0.9419534" calcext:value-type="float">
            <text:p>0.9419534</text:p>
          </table:table-cell>
          <table:table-cell office:value-type="float" office:value="0.3276298" calcext:value-type="float">
            <text:p>0.3276298</text:p>
          </table:table-cell>
          <table:table-cell office:value-type="float" office:value="0.348737" calcext:value-type="float">
            <text:p>0.348737</text:p>
          </table:table-cell>
          <table:table-cell office:value-type="float" office:value="0.2890591" calcext:value-type="float">
            <text:p>0.2890591</text:p>
          </table:table-cell>
          <table:table-cell office:value-type="float" office:value="0.3269253" calcext:value-type="float">
            <text:p>0.3269253</text:p>
          </table:table-cell>
          <table:table-cell office:value-type="float" office:value="0.2392268" calcext:value-type="float">
            <text:p>0.2392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92529" calcext:value-type="float">
            <text:p>0.01492529</text:p>
          </table:table-cell>
          <table:table-cell table:number-columns-repeated="21"/>
        </table:table-row>
        <table:table-row table:style-name="ro1">
          <table:table-cell office:value-type="float" office:value="0.1967201" calcext:value-type="float">
            <text:p>0.1967201</text:p>
          </table:table-cell>
          <table:table-cell office:value-type="float" office:value="0.9091432" calcext:value-type="float">
            <text:p>0.9091432</text:p>
          </table:table-cell>
          <table:table-cell office:value-type="float" office:value="0.1982176" calcext:value-type="float">
            <text:p>0.1982176</text:p>
          </table:table-cell>
          <table:table-cell office:value-type="float" office:value="0.2528832" calcext:value-type="float">
            <text:p>0.2528832</text:p>
          </table:table-cell>
          <table:table-cell office:value-type="float" office:value="0.2157946" calcext:value-type="float">
            <text:p>0.2157946</text:p>
          </table:table-cell>
          <table:table-cell office:value-type="float" office:value="0.2169271" calcext:value-type="float">
            <text:p>0.2169271</text:p>
          </table:table-cell>
          <table:table-cell office:value-type="float" office:value="0.3345098" calcext:value-type="float">
            <text:p>0.33450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89606" calcext:value-type="float">
            <text:p>0.01489606</text:p>
          </table:table-cell>
          <table:table-cell table:number-columns-repeated="21"/>
        </table:table-row>
        <table:table-row table:style-name="ro1">
          <table:table-cell office:value-type="float" office:value="0.8762897" calcext:value-type="float">
            <text:p>0.8762897</text:p>
          </table:table-cell>
          <table:table-cell office:value-type="float" office:value="0.2715884" calcext:value-type="float">
            <text:p>0.2715884</text:p>
          </table:table-cell>
          <table:table-cell office:value-type="float" office:value="-0.2142735" calcext:value-type="float">
            <text:p>-0.2142735</text:p>
          </table:table-cell>
          <table:table-cell office:value-type="float" office:value="-0.1533794" calcext:value-type="float">
            <text:p>-0.1533794</text:p>
          </table:table-cell>
          <table:table-cell office:value-type="float" office:value="-0.2383356" calcext:value-type="float">
            <text:p>-0.2383356</text:p>
          </table:table-cell>
          <table:table-cell office:value-type="float" office:value="-0.2309943" calcext:value-type="float">
            <text:p>-0.2309943</text:p>
          </table:table-cell>
          <table:table-cell office:value-type="float" office:value="-0.154112" calcext:value-type="float">
            <text:p>-0.154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51618" calcext:value-type="float">
            <text:p>0.01451618</text:p>
          </table:table-cell>
          <table:table-cell table:number-columns-repeated="21"/>
        </table:table-row>
        <table:table-row table:style-name="ro1">
          <table:table-cell office:value-type="float" office:value="0.957067" calcext:value-type="float">
            <text:p>0.957067</text:p>
          </table:table-cell>
          <table:table-cell office:value-type="float" office:value="0.05754593" calcext:value-type="float">
            <text:p>0.05754593</text:p>
          </table:table-cell>
          <table:table-cell office:value-type="float" office:value="-0.3855146" calcext:value-type="float">
            <text:p>-0.3855146</text:p>
          </table:table-cell>
          <table:table-cell office:value-type="float" office:value="-0.3458934" calcext:value-type="float">
            <text:p>-0.3458934</text:p>
          </table:table-cell>
          <table:table-cell office:value-type="float" office:value="-0.2862892" calcext:value-type="float">
            <text:p>-0.2862892</text:p>
          </table:table-cell>
          <table:table-cell office:value-type="float" office:value="-0.322021" calcext:value-type="float">
            <text:p>-0.322021</text:p>
          </table:table-cell>
          <table:table-cell office:value-type="float" office:value="-0.3869997" calcext:value-type="float">
            <text:p>-0.38699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49618" calcext:value-type="float">
            <text:p>0.01449618</text:p>
          </table:table-cell>
          <table:table-cell table:number-columns-repeated="21"/>
        </table:table-row>
        <table:table-row table:style-name="ro1">
          <table:table-cell office:value-type="float" office:value="0.3318293" calcext:value-type="float">
            <text:p>0.3318293</text:p>
          </table:table-cell>
          <table:table-cell office:value-type="float" office:value="0.8492801" calcext:value-type="float">
            <text:p>0.8492801</text:p>
          </table:table-cell>
          <table:table-cell office:value-type="float" office:value="0.2105464" calcext:value-type="float">
            <text:p>0.2105464</text:p>
          </table:table-cell>
          <table:table-cell office:value-type="float" office:value="0.130399" calcext:value-type="float">
            <text:p>0.130399</text:p>
          </table:table-cell>
          <table:table-cell office:value-type="float" office:value="0.1319003" calcext:value-type="float">
            <text:p>0.1319003</text:p>
          </table:table-cell>
          <table:table-cell office:value-type="float" office:value="0.1329742" calcext:value-type="float">
            <text:p>0.1329742</text:p>
          </table:table-cell>
          <table:table-cell office:value-type="float" office:value="0.2266238" calcext:value-type="float">
            <text:p>0.22662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47897" calcext:value-type="float">
            <text:p>0.01447897</text:p>
          </table:table-cell>
          <table:table-cell table:number-columns-repeated="21"/>
        </table:table-row>
        <table:table-row table:style-name="ro1">
          <table:table-cell office:value-type="float" office:value="0.2294323" calcext:value-type="float">
            <text:p>0.2294323</text:p>
          </table:table-cell>
          <table:table-cell office:value-type="float" office:value="0.8944575" calcext:value-type="float">
            <text:p>0.8944575</text:p>
          </table:table-cell>
          <table:table-cell office:value-type="float" office:value="0.1888657" calcext:value-type="float">
            <text:p>0.1888657</text:p>
          </table:table-cell>
          <table:table-cell office:value-type="float" office:value="0.2691202" calcext:value-type="float">
            <text:p>0.2691202</text:p>
          </table:table-cell>
          <table:table-cell office:value-type="float" office:value="0.261107" calcext:value-type="float">
            <text:p>0.261107</text:p>
          </table:table-cell>
          <table:table-cell office:value-type="float" office:value="0.222912" calcext:value-type="float">
            <text:p>0.222912</text:p>
          </table:table-cell>
          <table:table-cell office:value-type="float" office:value="0.1693288" calcext:value-type="float">
            <text:p>0.16932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43447" calcext:value-type="float">
            <text:p>0.01443447</text:p>
          </table:table-cell>
          <table:table-cell table:number-columns-repeated="21"/>
        </table:table-row>
        <table:table-row table:style-name="ro1">
          <table:table-cell office:value-type="float" office:value="0.08104462" calcext:value-type="float">
            <text:p>0.08104462</text:p>
          </table:table-cell>
          <table:table-cell office:value-type="float" office:value="0.9469183" calcext:value-type="float">
            <text:p>0.9469183</text:p>
          </table:table-cell>
          <table:table-cell office:value-type="float" office:value="0.3263186" calcext:value-type="float">
            <text:p>0.3263186</text:p>
          </table:table-cell>
          <table:table-cell office:value-type="float" office:value="0.348737" calcext:value-type="float">
            <text:p>0.348737</text:p>
          </table:table-cell>
          <table:table-cell office:value-type="float" office:value="0.2890591" calcext:value-type="float">
            <text:p>0.2890591</text:p>
          </table:table-cell>
          <table:table-cell office:value-type="float" office:value="0.3248359" calcext:value-type="float">
            <text:p>0.3248359</text:p>
          </table:table-cell>
          <table:table-cell office:value-type="float" office:value="0.305033" calcext:value-type="float">
            <text:p>0.3050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37403" calcext:value-type="float">
            <text:p>0.01437403</text:p>
          </table:table-cell>
          <table:table-cell table:number-columns-repeated="21"/>
        </table:table-row>
        <table:table-row table:style-name="ro1">
          <table:table-cell office:value-type="float" office:value="0.541036" calcext:value-type="float">
            <text:p>0.541036</text:p>
          </table:table-cell>
          <table:table-cell office:value-type="float" office:value="0.7185289" calcext:value-type="float">
            <text:p>0.7185289</text:p>
          </table:table-cell>
          <table:table-cell office:value-type="float" office:value="0.1334447" calcext:value-type="float">
            <text:p>0.1334447</text:p>
          </table:table-cell>
          <table:table-cell office:value-type="float" office:value="0.05150736" calcext:value-type="float">
            <text:p>0.05150736</text:p>
          </table:table-cell>
          <table:table-cell office:value-type="float" office:value="0.02142051" calcext:value-type="float">
            <text:p>0.02142051</text:p>
          </table:table-cell>
          <table:table-cell office:value-type="float" office:value="0.04032276" calcext:value-type="float">
            <text:p>0.04032276</text:p>
          </table:table-cell>
          <table:table-cell office:value-type="float" office:value="0.02663162" calcext:value-type="float">
            <text:p>0.026631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30485" calcext:value-type="float">
            <text:p>0.01430485</text:p>
          </table:table-cell>
          <table:table-cell table:number-columns-repeated="21"/>
        </table:table-row>
        <table:table-row table:style-name="ro1">
          <table:table-cell office:value-type="float" office:value="0.05007987" calcext:value-type="float">
            <text:p>0.05007987</text:p>
          </table:table-cell>
          <table:table-cell office:value-type="float" office:value="0.9578802" calcext:value-type="float">
            <text:p>0.9578802</text:p>
          </table:table-cell>
          <table:table-cell office:value-type="float" office:value="0.3262523" calcext:value-type="float">
            <text:p>0.3262523</text:p>
          </table:table-cell>
          <table:table-cell office:value-type="float" office:value="0.3486754" calcext:value-type="float">
            <text:p>0.3486754</text:p>
          </table:table-cell>
          <table:table-cell office:value-type="float" office:value="0.3909649" calcext:value-type="float">
            <text:p>0.3909649</text:p>
          </table:table-cell>
          <table:table-cell office:value-type="float" office:value="0.3384787" calcext:value-type="float">
            <text:p>0.3384787</text:p>
          </table:table-cell>
          <table:table-cell office:value-type="float" office:value="0.3374467" calcext:value-type="float">
            <text:p>0.33744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29502" calcext:value-type="float">
            <text:p>0.01429502</text:p>
          </table:table-cell>
          <table:table-cell table:number-columns-repeated="21"/>
        </table:table-row>
        <table:table-row table:style-name="ro1">
          <table:table-cell office:value-type="float" office:value="0.8329252" calcext:value-type="float">
            <text:p>0.8329252</text:p>
          </table:table-cell>
          <table:table-cell office:value-type="float" office:value="0.3593584" calcext:value-type="float">
            <text:p>0.3593584</text:p>
          </table:table-cell>
          <table:table-cell office:value-type="float" office:value="-0.1299136" calcext:value-type="float">
            <text:p>-0.1299136</text:p>
          </table:table-cell>
          <table:table-cell office:value-type="float" office:value="-0.1779932" calcext:value-type="float">
            <text:p>-0.1779932</text:p>
          </table:table-cell>
          <table:table-cell office:value-type="float" office:value="-0.103088" calcext:value-type="float">
            <text:p>-0.103088</text:p>
          </table:table-cell>
          <table:table-cell office:value-type="float" office:value="-0.1801039" calcext:value-type="float">
            <text:p>-0.1801039</text:p>
          </table:table-cell>
          <table:table-cell office:value-type="float" office:value="-0.160236" calcext:value-type="float">
            <text:p>-0.1602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19115" calcext:value-type="float">
            <text:p>0.01419115</text:p>
          </table:table-cell>
          <table:table-cell table:number-columns-repeated="21"/>
        </table:table-row>
        <table:table-row table:style-name="ro1">
          <table:table-cell office:value-type="float" office:value="0.4088978" calcext:value-type="float">
            <text:p>0.4088978</text:p>
          </table:table-cell>
          <table:table-cell office:value-type="float" office:value="0.8075447" calcext:value-type="float">
            <text:p>0.8075447</text:p>
          </table:table-cell>
          <table:table-cell office:value-type="float" office:value="0.1826217" calcext:value-type="float">
            <text:p>0.1826217</text:p>
          </table:table-cell>
          <table:table-cell office:value-type="float" office:value="0.08804344" calcext:value-type="float">
            <text:p>0.08804344</text:p>
          </table:table-cell>
          <table:table-cell office:value-type="float" office:value="0.1428356" calcext:value-type="float">
            <text:p>0.1428356</text:p>
          </table:table-cell>
          <table:table-cell office:value-type="float" office:value="0.1420523" calcext:value-type="float">
            <text:p>0.1420523</text:p>
          </table:table-cell>
          <table:table-cell office:value-type="float" office:value="0.07173398" calcext:value-type="float">
            <text:p>0.071733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08498" calcext:value-type="float">
            <text:p>0.01408498</text:p>
          </table:table-cell>
          <table:table-cell table:number-columns-repeated="21"/>
        </table:table-row>
        <table:table-row table:style-name="ro1">
          <table:table-cell office:value-type="float" office:value="0.5952561" calcext:value-type="float">
            <text:p>0.5952561</text:p>
          </table:table-cell>
          <table:table-cell office:value-type="float" office:value="0.6743894" calcext:value-type="float">
            <text:p>0.6743894</text:p>
          </table:table-cell>
          <table:table-cell office:value-type="float" office:value="-0.03034635" calcext:value-type="float">
            <text:p>-0.03034635</text:p>
          </table:table-cell>
          <table:table-cell office:value-type="float" office:value="0.1036535" calcext:value-type="float">
            <text:p>0.1036535</text:p>
          </table:table-cell>
          <table:table-cell office:value-type="float" office:value="-0.006668135" calcext:value-type="float">
            <text:p>-0.006668135</text:p>
          </table:table-cell>
          <table:table-cell office:value-type="float" office:value="0.02218233" calcext:value-type="float">
            <text:p>0.02218233</text:p>
          </table:table-cell>
          <table:table-cell office:value-type="float" office:value="0.03279392" calcext:value-type="float">
            <text:p>0.032793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63896" calcext:value-type="float">
            <text:p>0.01363896</text:p>
          </table:table-cell>
          <table:table-cell table:number-columns-repeated="21"/>
        </table:table-row>
        <table:table-row table:style-name="ro1">
          <table:table-cell office:value-type="float" office:value="0.5891617" calcext:value-type="float">
            <text:p>0.5891617</text:p>
          </table:table-cell>
          <table:table-cell office:value-type="float" office:value="0.6821495" calcext:value-type="float">
            <text:p>0.6821495</text:p>
          </table:table-cell>
          <table:table-cell office:value-type="float" office:value="-0.06859266" calcext:value-type="float">
            <text:p>-0.06859266</text:p>
          </table:table-cell>
          <table:table-cell office:value-type="float" office:value="0.05451754" calcext:value-type="float">
            <text:p>0.05451754</text:p>
          </table:table-cell>
          <table:table-cell office:value-type="float" office:value="0.08404732" calcext:value-type="float">
            <text:p>0.08404732</text:p>
          </table:table-cell>
          <table:table-cell office:value-type="float" office:value="0.02218233" calcext:value-type="float">
            <text:p>0.02218233</text:p>
          </table:table-cell>
          <table:table-cell office:value-type="float" office:value="0.05129957" calcext:value-type="float">
            <text:p>0.051299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59619" calcext:value-type="float">
            <text:p>0.01359619</text:p>
          </table:table-cell>
          <table:table-cell table:number-columns-repeated="21"/>
        </table:table-row>
        <table:table-row table:style-name="ro1">
          <table:table-cell office:value-type="float" office:value="0.4345242" calcext:value-type="float">
            <text:p>0.4345242</text:p>
          </table:table-cell>
          <table:table-cell office:value-type="float" office:value="0.7937353" calcext:value-type="float">
            <text:p>0.7937353</text:p>
          </table:table-cell>
          <table:table-cell office:value-type="float" office:value="0.1827546" calcext:value-type="float">
            <text:p>0.1827546</text:p>
          </table:table-cell>
          <table:table-cell office:value-type="float" office:value="0.1241391" calcext:value-type="float">
            <text:p>0.1241391</text:p>
          </table:table-cell>
          <table:table-cell office:value-type="float" office:value="0.1271728" calcext:value-type="float">
            <text:p>0.1271728</text:p>
          </table:table-cell>
          <table:table-cell office:value-type="float" office:value="0.08661017" calcext:value-type="float">
            <text:p>0.08661017</text:p>
          </table:table-cell>
          <table:table-cell office:value-type="float" office:value="0.04309584" calcext:value-type="float">
            <text:p>0.04309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9764" calcext:value-type="float">
            <text:p>0.0129764</text:p>
          </table:table-cell>
          <table:table-cell table:number-columns-repeated="21"/>
        </table:table-row>
        <table:table-row table:style-name="ro1">
          <table:table-cell office:value-type="float" office:value="0.5483284" calcext:value-type="float">
            <text:p>0.5483284</text:p>
          </table:table-cell>
          <table:table-cell office:value-type="float" office:value="0.7133401" calcext:value-type="float">
            <text:p>0.7133401</text:p>
          </table:table-cell>
          <table:table-cell office:value-type="float" office:value="0.1334447" calcext:value-type="float">
            <text:p>0.1334447</text:p>
          </table:table-cell>
          <table:table-cell office:value-type="float" office:value="0.05257999" calcext:value-type="float">
            <text:p>0.05257999</text:p>
          </table:table-cell>
          <table:table-cell office:value-type="float" office:value="0.02142051" calcext:value-type="float">
            <text:p>0.02142051</text:p>
          </table:table-cell>
          <table:table-cell office:value-type="float" office:value="0.02146436" calcext:value-type="float">
            <text:p>0.02146436</text:p>
          </table:table-cell>
          <table:table-cell office:value-type="float" office:value="0.02525254" calcext:value-type="float">
            <text:p>0.025252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93544" calcext:value-type="float">
            <text:p>0.01293544</text:p>
          </table:table-cell>
          <table:table-cell table:number-columns-repeated="21"/>
        </table:table-row>
        <table:table-row table:style-name="ro1">
          <table:table-cell office:value-type="float" office:value="0.0817143" calcext:value-type="float">
            <text:p>0.0817143</text:p>
          </table:table-cell>
          <table:table-cell office:value-type="float" office:value="0.9468938" calcext:value-type="float">
            <text:p>0.9468938</text:p>
          </table:table-cell>
          <table:table-cell office:value-type="float" office:value="0.3276298" calcext:value-type="float">
            <text:p>0.3276298</text:p>
          </table:table-cell>
          <table:table-cell office:value-type="float" office:value="0.3483839" calcext:value-type="float">
            <text:p>0.3483839</text:p>
          </table:table-cell>
          <table:table-cell office:value-type="float" office:value="0.2890591" calcext:value-type="float">
            <text:p>0.2890591</text:p>
          </table:table-cell>
          <table:table-cell office:value-type="float" office:value="0.3333598" calcext:value-type="float">
            <text:p>0.3333598</text:p>
          </table:table-cell>
          <table:table-cell office:value-type="float" office:value="0.2948863" calcext:value-type="float">
            <text:p>0.2948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8146" calcext:value-type="float">
            <text:p>0.0128146</text:p>
          </table:table-cell>
          <table:table-cell table:number-columns-repeated="21"/>
        </table:table-row>
        <table:table-row table:style-name="ro1">
          <table:table-cell office:value-type="float" office:value="0.7368236" calcext:value-type="float">
            <text:p>0.7368236</text:p>
          </table:table-cell>
          <table:table-cell office:value-type="float" office:value="0.5137425" calcext:value-type="float">
            <text:p>0.5137425</text:p>
          </table:table-cell>
          <table:table-cell office:value-type="float" office:value="-0.06956055" calcext:value-type="float">
            <text:p>-0.06956055</text:p>
          </table:table-cell>
          <table:table-cell office:value-type="float" office:value="-0.04098939" calcext:value-type="float">
            <text:p>-0.04098939</text:p>
          </table:table-cell>
          <table:table-cell office:value-type="float" office:value="-0.03296716" calcext:value-type="float">
            <text:p>-0.03296716</text:p>
          </table:table-cell>
          <table:table-cell office:value-type="float" office:value="-0.08510627" calcext:value-type="float">
            <text:p>-0.08510627</text:p>
          </table:table-cell>
          <table:table-cell office:value-type="float" office:value="-0.1145647" calcext:value-type="float">
            <text:p>-0.11456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76841" calcext:value-type="float">
            <text:p>0.01276841</text:p>
          </table:table-cell>
          <table:table-cell table:number-columns-repeated="21"/>
        </table:table-row>
        <table:table-row table:style-name="ro1">
          <table:table-cell office:value-type="float" office:value="0.2141857" calcext:value-type="float">
            <text:p>0.2141857</text:p>
          </table:table-cell>
          <table:table-cell office:value-type="float" office:value="0.9034007" calcext:value-type="float">
            <text:p>0.9034007</text:p>
          </table:table-cell>
          <table:table-cell office:value-type="float" office:value="0.1644269" calcext:value-type="float">
            <text:p>0.1644269</text:p>
          </table:table-cell>
          <table:table-cell office:value-type="float" office:value="0.2692154" calcext:value-type="float">
            <text:p>0.2692154</text:p>
          </table:table-cell>
          <table:table-cell office:value-type="float" office:value="0.1984141" calcext:value-type="float">
            <text:p>0.1984141</text:p>
          </table:table-cell>
          <table:table-cell office:value-type="float" office:value="0.2220325" calcext:value-type="float">
            <text:p>0.2220325</text:p>
          </table:table-cell>
          <table:table-cell office:value-type="float" office:value="0.3176938" calcext:value-type="float">
            <text:p>0.31769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74975" calcext:value-type="float">
            <text:p>0.01274975</text:p>
          </table:table-cell>
          <table:table-cell table:number-columns-repeated="21"/>
        </table:table-row>
        <table:table-row table:style-name="ro1">
          <table:table-cell office:value-type="float" office:value="0.9557876" calcext:value-type="float">
            <text:p>0.9557876</text:p>
          </table:table-cell>
          <table:table-cell office:value-type="float" office:value="0.0649857" calcext:value-type="float">
            <text:p>0.0649857</text:p>
          </table:table-cell>
          <table:table-cell office:value-type="float" office:value="-0.3855146" calcext:value-type="float">
            <text:p>-0.3855146</text:p>
          </table:table-cell>
          <table:table-cell office:value-type="float" office:value="-0.3458934" calcext:value-type="float">
            <text:p>-0.3458934</text:p>
          </table:table-cell>
          <table:table-cell office:value-type="float" office:value="-0.2604843" calcext:value-type="float">
            <text:p>-0.2604843</text:p>
          </table:table-cell>
          <table:table-cell office:value-type="float" office:value="-0.3255863" calcext:value-type="float">
            <text:p>-0.3255863</text:p>
          </table:table-cell>
          <table:table-cell office:value-type="float" office:value="-0.3883927" calcext:value-type="float">
            <text:p>-0.38839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67665" calcext:value-type="float">
            <text:p>0.01267665</text:p>
          </table:table-cell>
          <table:table-cell table:number-columns-repeated="21"/>
        </table:table-row>
        <table:table-row table:style-name="ro1">
          <table:table-cell office:value-type="float" office:value="0.9507908" calcext:value-type="float">
            <text:p>0.9507908</text:p>
          </table:table-cell>
          <table:table-cell office:value-type="float" office:value="0.07615796" calcext:value-type="float">
            <text:p>0.07615796</text:p>
          </table:table-cell>
          <table:table-cell office:value-type="float" office:value="-0.3627107" calcext:value-type="float">
            <text:p>-0.3627107</text:p>
          </table:table-cell>
          <table:table-cell office:value-type="float" office:value="-0.3498747" calcext:value-type="float">
            <text:p>-0.3498747</text:p>
          </table:table-cell>
          <table:table-cell office:value-type="float" office:value="-0.2674553" calcext:value-type="float">
            <text:p>-0.2674553</text:p>
          </table:table-cell>
          <table:table-cell office:value-type="float" office:value="-0.2933479" calcext:value-type="float">
            <text:p>-0.2933479</text:p>
          </table:table-cell>
          <table:table-cell office:value-type="float" office:value="-0.3659063" calcext:value-type="float">
            <text:p>-0.36590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38572" calcext:value-type="float">
            <text:p>0.01238572</text:p>
          </table:table-cell>
          <table:table-cell table:number-columns-repeated="21"/>
        </table:table-row>
        <table:table-row table:style-name="ro1">
          <table:table-cell office:value-type="float" office:value="0.2257313" calcext:value-type="float">
            <text:p>0.2257313</text:p>
          </table:table-cell>
          <table:table-cell office:value-type="float" office:value="0.8957341" calcext:value-type="float">
            <text:p>0.8957341</text:p>
          </table:table-cell>
          <table:table-cell office:value-type="float" office:value="0.1888657" calcext:value-type="float">
            <text:p>0.1888657</text:p>
          </table:table-cell>
          <table:table-cell office:value-type="float" office:value="0.2691202" calcext:value-type="float">
            <text:p>0.2691202</text:p>
          </table:table-cell>
          <table:table-cell office:value-type="float" office:value="0.261107" calcext:value-type="float">
            <text:p>0.261107</text:p>
          </table:table-cell>
          <table:table-cell office:value-type="float" office:value="0.2269437" calcext:value-type="float">
            <text:p>0.2269437</text:p>
          </table:table-cell>
          <table:table-cell office:value-type="float" office:value="0.1747786" calcext:value-type="float">
            <text:p>0.17477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3207" calcext:value-type="float">
            <text:p>0.0123207</text:p>
          </table:table-cell>
          <table:table-cell table:number-columns-repeated="21"/>
        </table:table-row>
        <table:table-row table:style-name="ro1">
          <table:table-cell office:value-type="float" office:value="0.4372384" calcext:value-type="float">
            <text:p>0.4372384</text:p>
          </table:table-cell>
          <table:table-cell office:value-type="float" office:value="0.7921661" calcext:value-type="float">
            <text:p>0.7921661</text:p>
          </table:table-cell>
          <table:table-cell office:value-type="float" office:value="0.1827546" calcext:value-type="float">
            <text:p>0.1827546</text:p>
          </table:table-cell>
          <table:table-cell office:value-type="float" office:value="0.1078788" calcext:value-type="float">
            <text:p>0.1078788</text:p>
          </table:table-cell>
          <table:table-cell office:value-type="float" office:value="0.1308172" calcext:value-type="float">
            <text:p>0.1308172</text:p>
          </table:table-cell>
          <table:table-cell office:value-type="float" office:value="0.09634526" calcext:value-type="float">
            <text:p>0.09634526</text:p>
          </table:table-cell>
          <table:table-cell office:value-type="float" office:value="0.03905025" calcext:value-type="float">
            <text:p>0.03905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19494" calcext:value-type="float">
            <text:p>0.01219494</text:p>
          </table:table-cell>
          <table:table-cell table:number-columns-repeated="21"/>
        </table:table-row>
        <table:table-row table:style-name="ro1">
          <table:table-cell office:value-type="float" office:value="0.3895747" calcext:value-type="float">
            <text:p>0.3895747</text:p>
          </table:table-cell>
          <table:table-cell office:value-type="float" office:value="0.8219817" calcext:value-type="float">
            <text:p>0.8219817</text:p>
          </table:table-cell>
          <table:table-cell office:value-type="float" office:value="0.1756304" calcext:value-type="float">
            <text:p>0.1756304</text:p>
          </table:table-cell>
          <table:table-cell office:value-type="float" office:value="0.2175973" calcext:value-type="float">
            <text:p>0.2175973</text:p>
          </table:table-cell>
          <table:table-cell office:value-type="float" office:value="0.1379251" calcext:value-type="float">
            <text:p>0.1379251</text:p>
          </table:table-cell>
          <table:table-cell office:value-type="float" office:value="0.08519185" calcext:value-type="float">
            <text:p>0.08519185</text:p>
          </table:table-cell>
          <table:table-cell office:value-type="float" office:value="0.07251481" calcext:value-type="float">
            <text:p>0.072514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05093" calcext:value-type="float">
            <text:p>0.01205093</text:p>
          </table:table-cell>
          <table:table-cell table:number-columns-repeated="21"/>
        </table:table-row>
        <table:table-row table:style-name="ro1">
          <table:table-cell office:value-type="float" office:value="0.4488998" calcext:value-type="float">
            <text:p>0.4488998</text:p>
          </table:table-cell>
          <table:table-cell office:value-type="float" office:value="0.784168" calcext:value-type="float">
            <text:p>0.784168</text:p>
          </table:table-cell>
          <table:table-cell office:value-type="float" office:value="0.1314259" calcext:value-type="float">
            <text:p>0.1314259</text:p>
          </table:table-cell>
          <table:table-cell office:value-type="float" office:value="0.04068785" calcext:value-type="float">
            <text:p>0.04068785</text:p>
          </table:table-cell>
          <table:table-cell office:value-type="float" office:value="0.146171" calcext:value-type="float">
            <text:p>0.146171</text:p>
          </table:table-cell>
          <table:table-cell office:value-type="float" office:value="0.1421587" calcext:value-type="float">
            <text:p>0.1421587</text:p>
          </table:table-cell>
          <table:table-cell office:value-type="float" office:value="0.06358818" calcext:value-type="float">
            <text:p>0.06358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97906" calcext:value-type="float">
            <text:p>0.01197906</text:p>
          </table:table-cell>
          <table:table-cell table:number-columns-repeated="21"/>
        </table:table-row>
        <table:table-row table:style-name="ro1">
          <table:table-cell office:value-type="float" office:value="0.8890899" calcext:value-type="float">
            <text:p>0.8890899</text:p>
          </table:table-cell>
          <table:table-cell office:value-type="float" office:value="0.2390859" calcext:value-type="float">
            <text:p>0.2390859</text:p>
          </table:table-cell>
          <table:table-cell office:value-type="float" office:value="-0.2072732" calcext:value-type="float">
            <text:p>-0.2072732</text:p>
          </table:table-cell>
          <table:table-cell office:value-type="float" office:value="-0.2385197" calcext:value-type="float">
            <text:p>-0.2385197</text:p>
          </table:table-cell>
          <table:table-cell office:value-type="float" office:value="-0.2577384" calcext:value-type="float">
            <text:p>-0.2577384</text:p>
          </table:table-cell>
          <table:table-cell office:value-type="float" office:value="-0.1747047" calcext:value-type="float">
            <text:p>-0.1747047</text:p>
          </table:table-cell>
          <table:table-cell office:value-type="float" office:value="-0.1983193" calcext:value-type="float">
            <text:p>-0.1983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83105" calcext:value-type="float">
            <text:p>0.01183105</text:p>
          </table:table-cell>
          <table:table-cell table:number-columns-repeated="21"/>
        </table:table-row>
        <table:table-row table:style-name="ro1">
          <table:table-cell office:value-type="float" office:value="0.2139342" calcext:value-type="float">
            <text:p>0.2139342</text:p>
          </table:table-cell>
          <table:table-cell office:value-type="float" office:value="0.9089691" calcext:value-type="float">
            <text:p>0.9089691</text:p>
          </table:table-cell>
          <table:table-cell office:value-type="float" office:value="0.09846237" calcext:value-type="float">
            <text:p>0.09846237</text:p>
          </table:table-cell>
          <table:table-cell office:value-type="float" office:value="0.2510208" calcext:value-type="float">
            <text:p>0.2510208</text:p>
          </table:table-cell>
          <table:table-cell office:value-type="float" office:value="0.2890753" calcext:value-type="float">
            <text:p>0.2890753</text:p>
          </table:table-cell>
          <table:table-cell office:value-type="float" office:value="0.2528776" calcext:value-type="float">
            <text:p>0.2528776</text:p>
          </table:table-cell>
          <table:table-cell office:value-type="float" office:value="0.3137161" calcext:value-type="float">
            <text:p>0.31371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82065" calcext:value-type="float">
            <text:p>0.01182065</text:p>
          </table:table-cell>
          <table:table-cell table:number-columns-repeated="21"/>
        </table:table-row>
        <table:table-row table:style-name="ro1">
          <table:table-cell office:value-type="float" office:value="0.9357141" calcext:value-type="float">
            <text:p>0.9357141</text:p>
          </table:table-cell>
          <table:table-cell office:value-type="float" office:value="0.1114221" calcext:value-type="float">
            <text:p>0.1114221</text:p>
          </table:table-cell>
          <table:table-cell office:value-type="float" office:value="-0.3015807" calcext:value-type="float">
            <text:p>-0.3015807</text:p>
          </table:table-cell>
          <table:table-cell office:value-type="float" office:value="-0.2993537" calcext:value-type="float">
            <text:p>-0.2993537</text:p>
          </table:table-cell>
          <table:table-cell office:value-type="float" office:value="-0.2910195" calcext:value-type="float">
            <text:p>-0.2910195</text:p>
          </table:table-cell>
          <table:table-cell office:value-type="float" office:value="-0.2845482" calcext:value-type="float">
            <text:p>-0.2845482</text:p>
          </table:table-cell>
          <table:table-cell office:value-type="float" office:value="-0.2916344" calcext:value-type="float">
            <text:p>-0.29163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68971" calcext:value-type="float">
            <text:p>0.01168971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5:34:51.777801332</dc:date>
    <meta:editing-duration>PT57S</meta:editing-duration>
    <meta:editing-cycles>1</meta:editing-cycles>
    <meta:document-statistic meta:table-count="1" meta:cell-count="103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scatter" chart:style-name="ch1">
        <chart:legend chart:legend-position="end" svg:x="13.745cm" svg:y="4.204cm" style:legend-expansion="high" chart:style-name="ch2"/>
        <chart:plot-area chart:style-name="ch3" table:cell-range-address="best_pop.A3:best_pop.B102" svg:x="0.32cm" svg:y="0.18cm" svg:width="13.105cm" svg:height="8.646cm">
          <chartooo:coordinate-region svg:x="1.047cm" svg:y="0.38cm" svg:width="12.13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pop.B3:best_pop.B102" chart:class="chart:scatter">
            <chart:domain table:cell-range-address="best_pop.A3:best_pop.A10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36359">
                <text:p>0.9836359</text:p>
                <draw:g>
                  <svg:desc>best_pop.A3:best_pop.A102</svg:desc>
                </draw:g>
              </table:table-cell>
              <table:table-cell office:value-type="float" office:value="0.002244485">
                <text:p>0.002244485</text:p>
                <draw:g>
                  <svg:desc>best_pop.B3:best_pop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950057">
                <text:p>0.001950057</text:p>
              </table:table-cell>
              <table:table-cell office:value-type="float" office:value="0.9838944">
                <text:p>0.9838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0181">
                <text:p>0.640181</text:p>
              </table:table-cell>
              <table:table-cell office:value-type="float" office:value="0.631502">
                <text:p>0.6315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81363">
                <text:p>0.6181363</text:p>
              </table:table-cell>
              <table:table-cell office:value-type="float" office:value="0.6522222">
                <text:p>0.6522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467338">
                <text:p>0.01467338</text:p>
              </table:table-cell>
              <table:table-cell office:value-type="float" office:value="0.9767102">
                <text:p>0.9767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6026">
                <text:p>0.1256026</text:p>
              </table:table-cell>
              <table:table-cell office:value-type="float" office:value="0.9318445">
                <text:p>0.9318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738609">
                <text:p>0.04738609</text:p>
              </table:table-cell>
              <table:table-cell office:value-type="float" office:value="0.9688528">
                <text:p>0.9688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7875">
                <text:p>0.767875</text:p>
              </table:table-cell>
              <table:table-cell office:value-type="float" office:value="0.4789528">
                <text:p>0.4789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538404">
                <text:p>0.7538404</text:p>
              </table:table-cell>
              <table:table-cell office:value-type="float" office:value="0.4930634">
                <text:p>0.4930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34786">
                <text:p>0.7134786</text:p>
              </table:table-cell>
              <table:table-cell office:value-type="float" office:value="0.5424379">
                <text:p>0.5424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04772">
                <text:p>0.1704772</text:p>
              </table:table-cell>
              <table:table-cell office:value-type="float" office:value="0.9172373">
                <text:p>0.9172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8447">
                <text:p>0.688447</text:p>
              </table:table-cell>
              <table:table-cell office:value-type="float" office:value="0.5769501">
                <text:p>0.57695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45691">
                <text:p>0.3145691</text:p>
              </table:table-cell>
              <table:table-cell office:value-type="float" office:value="0.8577497">
                <text:p>0.8577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95937">
                <text:p>0.4695937</text:p>
              </table:table-cell>
              <table:table-cell office:value-type="float" office:value="0.7705266">
                <text:p>0.77052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6783">
                <text:p>0.286783</text:p>
              </table:table-cell>
              <table:table-cell office:value-type="float" office:value="0.8713456">
                <text:p>0.87134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86116">
                <text:p>0.6486116</text:p>
              </table:table-cell>
              <table:table-cell office:value-type="float" office:value="0.6161286">
                <text:p>0.6161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83408">
                <text:p>0.6083408</text:p>
              </table:table-cell>
              <table:table-cell office:value-type="float" office:value="0.6649921">
                <text:p>0.6649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31254">
                <text:p>0.8531254</text:p>
              </table:table-cell>
              <table:table-cell office:value-type="float" office:value="0.3230281">
                <text:p>0.32302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680325">
                <text:p>0.5680325</text:p>
              </table:table-cell>
              <table:table-cell office:value-type="float" office:value="0.6958526">
                <text:p>0.6958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147425">
                <text:p>0.06147425</text:p>
              </table:table-cell>
              <table:table-cell office:value-type="float" office:value="0.954875">
                <text:p>0.954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620789">
                <text:p>0.9620789</text:p>
              </table:table-cell>
              <table:table-cell office:value-type="float" office:value="0.04281651">
                <text:p>0.042816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00593">
                <text:p>0.700593</text:p>
              </table:table-cell>
              <table:table-cell office:value-type="float" office:value="0.5629212">
                <text:p>0.5629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605092">
                <text:p>0.6605092</text:p>
              </table:table-cell>
              <table:table-cell office:value-type="float" office:value="0.6059252">
                <text:p>0.60592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483066">
                <text:p>0.9483066</text:p>
              </table:table-cell>
              <table:table-cell office:value-type="float" office:value="0.08590572">
                <text:p>0.085905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787001">
                <text:p>0.4787001</text:p>
              </table:table-cell>
              <table:table-cell office:value-type="float" office:value="0.7628381">
                <text:p>0.76283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991729">
                <text:p>0.2991729</text:p>
              </table:table-cell>
              <table:table-cell office:value-type="float" office:value="0.8639741">
                <text:p>0.86397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30116">
                <text:p>0.930116</text:p>
              </table:table-cell>
              <table:table-cell office:value-type="float" office:value="0.128085">
                <text:p>0.1280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735089">
                <text:p>0.9735089</text:p>
              </table:table-cell>
              <table:table-cell office:value-type="float" office:value="0.01015458">
                <text:p>0.010154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95995">
                <text:p>0.5095995</text:p>
              </table:table-cell>
              <table:table-cell office:value-type="float" office:value="0.7388489">
                <text:p>0.73884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03117">
                <text:p>0.9003117</text:p>
              </table:table-cell>
              <table:table-cell office:value-type="float" office:value="0.2208934">
                <text:p>0.22089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079028">
                <text:p>0.8079028</text:p>
              </table:table-cell>
              <table:table-cell office:value-type="float" office:value="0.4092167">
                <text:p>0.40921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180946">
                <text:p>0.8180946</text:p>
              </table:table-cell>
              <table:table-cell office:value-type="float" office:value="0.3846892">
                <text:p>0.38468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359307">
                <text:p>0.9359307</text:p>
              </table:table-cell>
              <table:table-cell office:value-type="float" office:value="0.1109491">
                <text:p>0.11094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486933">
                <text:p>0.7486933</text:p>
              </table:table-cell>
              <table:table-cell office:value-type="float" office:value="0.5107278">
                <text:p>0.51072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780414">
                <text:p>0.7780414</text:p>
              </table:table-cell>
              <table:table-cell office:value-type="float" office:value="0.4531808">
                <text:p>0.45318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764099">
                <text:p>0.6764099</text:p>
              </table:table-cell>
              <table:table-cell office:value-type="float" office:value="0.5864769">
                <text:p>0.58647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011289">
                <text:p>0.8011289</text:p>
              </table:table-cell>
              <table:table-cell office:value-type="float" office:value="0.4229077">
                <text:p>0.42290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98264">
                <text:p>0.1498264</text:p>
              </table:table-cell>
              <table:table-cell office:value-type="float" office:value="0.9230833">
                <text:p>0.92308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559273">
                <text:p>0.5559273</text:p>
              </table:table-cell>
              <table:table-cell office:value-type="float" office:value="0.7080235">
                <text:p>0.70802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317119">
                <text:p>0.5317119</text:p>
              </table:table-cell>
              <table:table-cell office:value-type="float" office:value="0.724809">
                <text:p>0.7248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457003">
                <text:p>0.8457003</text:p>
              </table:table-cell>
              <table:table-cell office:value-type="float" office:value="0.338621">
                <text:p>0.3386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947645">
                <text:p>0.7947645</text:p>
              </table:table-cell>
              <table:table-cell office:value-type="float" office:value="0.4334677">
                <text:p>0.43346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441324">
                <text:p>0.3441324</text:p>
              </table:table-cell>
              <table:table-cell office:value-type="float" office:value="0.8445634">
                <text:p>0.84456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192033">
                <text:p>0.5192033</text:p>
              </table:table-cell>
              <table:table-cell office:value-type="float" office:value="0.7337917">
                <text:p>0.73379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586396">
                <text:p>0.3586396</text:p>
              </table:table-cell>
              <table:table-cell office:value-type="float" office:value="0.8370923">
                <text:p>0.83709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703241">
                <text:p>0.6703241</text:p>
              </table:table-cell>
              <table:table-cell office:value-type="float" office:value="0.5962748">
                <text:p>0.59627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804343">
                <text:p>0.8804343</text:p>
              </table:table-cell>
              <table:table-cell office:value-type="float" office:value="0.2616746">
                <text:p>0.26167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801574">
                <text:p>0.5801574</text:p>
              </table:table-cell>
              <table:table-cell office:value-type="float" office:value="0.6902805">
                <text:p>0.69028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728536">
                <text:p>0.7728536</text:p>
              </table:table-cell>
              <table:table-cell office:value-type="float" office:value="0.4604193">
                <text:p>0.46041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178545">
                <text:p>0.8178545</text:p>
              </table:table-cell>
              <table:table-cell office:value-type="float" office:value="0.4005467">
                <text:p>0.40054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208667">
                <text:p>0.9208667</text:p>
              </table:table-cell>
              <table:table-cell office:value-type="float" office:value="0.1701639">
                <text:p>0.17016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861867">
                <text:p>0.1861867</text:p>
              </table:table-cell>
              <table:table-cell office:value-type="float" office:value="0.9104681">
                <text:p>0.91046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510691">
                <text:p>0.4510691</text:p>
              </table:table-cell>
              <table:table-cell office:value-type="float" office:value="0.7824777">
                <text:p>0.78247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255718">
                <text:p>0.9255718</text:p>
              </table:table-cell>
              <table:table-cell office:value-type="float" office:value="0.1418628">
                <text:p>0.14186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004484">
                <text:p>0.4004484</text:p>
              </table:table-cell>
              <table:table-cell office:value-type="float" office:value="0.8200219">
                <text:p>0.82002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393559">
                <text:p>0.8393559</text:p>
              </table:table-cell>
              <table:table-cell office:value-type="float" office:value="0.3459862">
                <text:p>0.34598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064076">
                <text:p>0.9064076</text:p>
              </table:table-cell>
              <table:table-cell office:value-type="float" office:value="0.2038838">
                <text:p>0.20388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054901">
                <text:p>0.7054901</text:p>
              </table:table-cell>
              <table:table-cell office:value-type="float" office:value="0.5521512">
                <text:p>0.55215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244543">
                <text:p>0.9244543</text:p>
              </table:table-cell>
              <table:table-cell office:value-type="float" office:value="0.1565107">
                <text:p>0.15651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18707">
                <text:p>0.1418707</text:p>
              </table:table-cell>
              <table:table-cell office:value-type="float" office:value="0.9259697">
                <text:p>0.92596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0495">
                <text:p>0.250495</text:p>
              </table:table-cell>
              <table:table-cell office:value-type="float" office:value="0.8921578">
                <text:p>0.89215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209764">
                <text:p>0.4209764</text:p>
              </table:table-cell>
              <table:table-cell office:value-type="float" office:value="0.8013811">
                <text:p>0.80138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752919">
                <text:p>0.8752919</text:p>
              </table:table-cell>
              <table:table-cell office:value-type="float" office:value="0.285032">
                <text:p>0.2850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268656">
                <text:p>0.8268656</text:p>
              </table:table-cell>
              <table:table-cell office:value-type="float" office:value="0.3706126">
                <text:p>0.37061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863182">
                <text:p>0.8863182</text:p>
              </table:table-cell>
              <table:table-cell office:value-type="float" office:value="0.2463178">
                <text:p>0.24631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65466">
                <text:p>0.2665466</text:p>
              </table:table-cell>
              <table:table-cell office:value-type="float" office:value="0.8775209">
                <text:p>0.87752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647897">
                <text:p>0.2647897</text:p>
              </table:table-cell>
              <table:table-cell office:value-type="float" office:value="0.8802649">
                <text:p>0.88026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690137">
                <text:p>0.8690137</text:p>
              </table:table-cell>
              <table:table-cell office:value-type="float" office:value="0.2965567">
                <text:p>0.29655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964265">
                <text:p>0.4964265</text:p>
              </table:table-cell>
              <table:table-cell office:value-type="float" office:value="0.7506227">
                <text:p>0.75062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94136">
                <text:p>0.494136</text:p>
              </table:table-cell>
              <table:table-cell office:value-type="float" office:value="0.7536867">
                <text:p>0.75368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12394">
                <text:p>0.1012394</text:p>
              </table:table-cell>
              <table:table-cell office:value-type="float" office:value="0.9419534">
                <text:p>0.94195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634249">
                <text:p>0.8634249</text:p>
              </table:table-cell>
              <table:table-cell office:value-type="float" office:value="0.3114849">
                <text:p>0.31148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933954">
                <text:p>0.8933954</text:p>
              </table:table-cell>
              <table:table-cell office:value-type="float" office:value="0.2301669">
                <text:p>0.23016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012394">
                <text:p>0.1012394</text:p>
              </table:table-cell>
              <table:table-cell office:value-type="float" office:value="0.9419534">
                <text:p>0.94195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967201">
                <text:p>0.1967201</text:p>
              </table:table-cell>
              <table:table-cell office:value-type="float" office:value="0.9091432">
                <text:p>0.90914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762897">
                <text:p>0.8762897</text:p>
              </table:table-cell>
              <table:table-cell office:value-type="float" office:value="0.2715884">
                <text:p>0.27158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7067">
                <text:p>0.957067</text:p>
              </table:table-cell>
              <table:table-cell office:value-type="float" office:value="0.05754593">
                <text:p>0.057545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318293">
                <text:p>0.3318293</text:p>
              </table:table-cell>
              <table:table-cell office:value-type="float" office:value="0.8492801">
                <text:p>0.84928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294323">
                <text:p>0.2294323</text:p>
              </table:table-cell>
              <table:table-cell office:value-type="float" office:value="0.8944575">
                <text:p>0.89445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8104462">
                <text:p>0.08104462</text:p>
              </table:table-cell>
              <table:table-cell office:value-type="float" office:value="0.9469183">
                <text:p>0.94691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41036">
                <text:p>0.541036</text:p>
              </table:table-cell>
              <table:table-cell office:value-type="float" office:value="0.7185289">
                <text:p>0.71852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007987">
                <text:p>0.05007987</text:p>
              </table:table-cell>
              <table:table-cell office:value-type="float" office:value="0.9578802">
                <text:p>0.95788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29252">
                <text:p>0.8329252</text:p>
              </table:table-cell>
              <table:table-cell office:value-type="float" office:value="0.3593584">
                <text:p>0.35935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088978">
                <text:p>0.4088978</text:p>
              </table:table-cell>
              <table:table-cell office:value-type="float" office:value="0.8075447">
                <text:p>0.80754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952561">
                <text:p>0.5952561</text:p>
              </table:table-cell>
              <table:table-cell office:value-type="float" office:value="0.6743894">
                <text:p>0.67438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891617">
                <text:p>0.5891617</text:p>
              </table:table-cell>
              <table:table-cell office:value-type="float" office:value="0.6821495">
                <text:p>0.6821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345242">
                <text:p>0.4345242</text:p>
              </table:table-cell>
              <table:table-cell office:value-type="float" office:value="0.7937353">
                <text:p>0.7937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483284">
                <text:p>0.5483284</text:p>
              </table:table-cell>
              <table:table-cell office:value-type="float" office:value="0.7133401">
                <text:p>0.71334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17143">
                <text:p>0.0817143</text:p>
              </table:table-cell>
              <table:table-cell office:value-type="float" office:value="0.9468938">
                <text:p>0.94689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368236">
                <text:p>0.7368236</text:p>
              </table:table-cell>
              <table:table-cell office:value-type="float" office:value="0.5137425">
                <text:p>0.51374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141857">
                <text:p>0.2141857</text:p>
              </table:table-cell>
              <table:table-cell office:value-type="float" office:value="0.9034007">
                <text:p>0.90340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557876">
                <text:p>0.9557876</text:p>
              </table:table-cell>
              <table:table-cell office:value-type="float" office:value="0.0649857">
                <text:p>0.06498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507908">
                <text:p>0.9507908</text:p>
              </table:table-cell>
              <table:table-cell office:value-type="float" office:value="0.07615796">
                <text:p>0.076157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257313">
                <text:p>0.2257313</text:p>
              </table:table-cell>
              <table:table-cell office:value-type="float" office:value="0.8957341">
                <text:p>0.89573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372384">
                <text:p>0.4372384</text:p>
              </table:table-cell>
              <table:table-cell office:value-type="float" office:value="0.7921661">
                <text:p>0.79216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95747">
                <text:p>0.3895747</text:p>
              </table:table-cell>
              <table:table-cell office:value-type="float" office:value="0.8219817">
                <text:p>0.82198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488998">
                <text:p>0.4488998</text:p>
              </table:table-cell>
              <table:table-cell office:value-type="float" office:value="0.784168">
                <text:p>0.7841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890899">
                <text:p>0.8890899</text:p>
              </table:table-cell>
              <table:table-cell office:value-type="float" office:value="0.2390859">
                <text:p>0.23908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139342">
                <text:p>0.2139342</text:p>
              </table:table-cell>
              <table:table-cell office:value-type="float" office:value="0.9089691">
                <text:p>0.90896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357141">
                <text:p>0.9357141</text:p>
              </table:table-cell>
              <table:table-cell office:value-type="float" office:value="0.1114221">
                <text:p>0.11142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